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8.7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5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7"/>
        <table:table-row table:style-name="ro1">
          <table:table-cell table:style-name="ce1" office:value-type="string" calcext:value-type="string">
            <text:p>EPOCH</text:p>
          </table:table-cell>
          <table:table-cell table:style-name="ce7" office:value-type="string" calcext:value-type="string">
            <text:p>RUN1</text:p>
          </table:table-cell>
          <table:table-cell table:style-name="ce7" office:value-type="string" calcext:value-type="string">
            <text:p>RUN2</text:p>
          </table:table-cell>
          <table:table-cell table:style-name="ce7" office:value-type="string" calcext:value-type="string">
            <text:p>RUN3</text:p>
          </table:table-cell>
          <table:table-cell table:style-name="ce7" office:value-type="string" calcext:value-type="string">
            <text:p>RUN4</text:p>
          </table:table-cell>
          <table:table-cell table:style-name="ce7" office:value-type="string" calcext:value-type="string">
            <text:p>RUN5</text:p>
          </table:table-cell>
          <table:table-cell table:style-name="ce7" office:value-type="string" calcext:value-type="string">
            <text:p>RUN6</text:p>
          </table:table-cell>
          <table:table-cell table:style-name="ce7" office:value-type="string" calcext:value-type="string">
            <text:p>RUN7</text:p>
          </table:table-cell>
          <table:table-cell table:style-name="ce7" office:value-type="string" calcext:value-type="string">
            <text:p>RUN8</text:p>
          </table:table-cell>
          <table:table-cell table:style-name="ce7" office:value-type="string" calcext:value-type="string">
            <text:p>RUN9</text:p>
          </table:table-cell>
          <table:table-cell table:style-name="ce7" office:value-type="string" calcext:value-type="string">
            <text:p>RUN10</text:p>
          </table:table-cell>
          <table:table-cell table:style-name="ce7" office:value-type="string" calcext:value-type="string">
            <text:p>RUN11</text:p>
          </table:table-cell>
          <table:table-cell table:style-name="ce7" office:value-type="string" calcext:value-type="string">
            <text:p>RUN12</text:p>
          </table:table-cell>
          <table:table-cell table:style-name="ce7" office:value-type="string" calcext:value-type="string">
            <text:p>RUN13</text:p>
          </table:table-cell>
          <table:table-cell table:style-name="ce7" office:value-type="string" calcext:value-type="string">
            <text:p>RUN14</text:p>
          </table:table-cell>
          <table:table-cell table:style-name="ce7" office:value-type="string" calcext:value-type="string">
            <text:p>RUN15</text:p>
          </table:table-cell>
          <table:table-cell table:style-name="ce7" office:value-type="string" calcext:value-type="string">
            <text:p>RUN16</text:p>
          </table:table-cell>
          <table:table-cell table:style-name="ce7" office:value-type="string" calcext:value-type="string">
            <text:p>RUN17</text:p>
          </table:table-cell>
          <table:table-cell table:style-name="ce7" office:value-type="string" calcext:value-type="string">
            <text:p>RUN18</text:p>
          </table:table-cell>
          <table:table-cell table:style-name="ce7" office:value-type="string" calcext:value-type="string">
            <text:p>RUN19</text:p>
          </table:table-cell>
          <table:table-cell table:style-name="ce7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8465414352901" calcext:value-type="float">
            <text:p>0.658465</text:p>
          </table:table-cell>
          <table:table-cell office:value-type="float" office:value="0.670178556190724" calcext:value-type="float">
            <text:p>0.670179</text:p>
          </table:table-cell>
          <table:table-cell office:value-type="float" office:value="0.658074420211083" calcext:value-type="float">
            <text:p>0.658074</text:p>
          </table:table-cell>
          <table:table-cell office:value-type="float" office:value="0.677986969865591" calcext:value-type="float">
            <text:p>0.677987</text:p>
          </table:table-cell>
          <table:table-cell office:value-type="float" office:value="0.670373531936111" calcext:value-type="float">
            <text:p>0.670374</text:p>
          </table:table-cell>
          <table:table-cell office:value-type="float" office:value="0.674473235844453" calcext:value-type="float">
            <text:p>0.674473</text:p>
          </table:table-cell>
          <table:table-cell office:value-type="float" office:value="0.664125966875381" calcext:value-type="float">
            <text:p>0.664126</text:p>
          </table:table-cell>
          <table:table-cell office:value-type="float" office:value="0.662369099864812" calcext:value-type="float">
            <text:p>0.662369</text:p>
          </table:table-cell>
          <table:table-cell office:value-type="float" office:value="0.689504093306983" calcext:value-type="float">
            <text:p>0.689504</text:p>
          </table:table-cell>
          <table:table-cell office:value-type="float" office:value="0.668811640670928" calcext:value-type="float">
            <text:p>0.668812</text:p>
          </table:table-cell>
          <table:table-cell office:value-type="float" office:value="0.682671601010094" calcext:value-type="float">
            <text:p>0.682672</text:p>
          </table:table-cell>
          <table:table-cell office:value-type="float" office:value="0.676620054345795" calcext:value-type="float">
            <text:p>0.676620</text:p>
          </table:table-cell>
          <table:table-cell office:value-type="float" office:value="0.669982537794293" calcext:value-type="float">
            <text:p>0.669983</text:p>
          </table:table-cell>
          <table:table-cell office:value-type="float" office:value="0.66022228136347" calcext:value-type="float">
            <text:p>0.660222</text:p>
          </table:table-cell>
          <table:table-cell office:value-type="float" office:value="0.647533218147669" calcext:value-type="float">
            <text:p>0.647533</text:p>
          </table:table-cell>
          <table:table-cell office:value-type="float" office:value="0.693018869979166" calcext:value-type="float">
            <text:p>0.693019</text:p>
          </table:table-cell>
          <table:table-cell office:value-type="float" office:value="0.680524782508751" calcext:value-type="float">
            <text:p>0.680525</text:p>
          </table:table-cell>
          <table:table-cell office:value-type="float" office:value="0.663272211877677" calcext:value-type="float">
            <text:p>0.663272</text:p>
          </table:table-cell>
          <table:table-cell office:value-type="float" office:value="0.694537473188124" calcext:value-type="float">
            <text:p>0.694537</text:p>
          </table:table-cell>
          <table:table-cell office:value-type="float" office:value="0.673693965647826" calcext:value-type="float">
            <text:p>0.673694</text:p>
          </table:table-cell>
          <table:table-cell table:formula="of:=AVERAGE([.B2:.U2])" office:value-type="float" office:value="0.671821996249092" calcext:value-type="float">
            <text:p>0.671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479995444693" calcext:value-type="float">
            <text:p>0.765480</text:p>
          </table:table-cell>
          <table:table-cell office:value-type="float" office:value="0.769837610742664" calcext:value-type="float">
            <text:p>0.769838</text:p>
          </table:table-cell>
          <table:table-cell office:value-type="float" office:value="0.774385479565025" calcext:value-type="float">
            <text:p>0.774385</text:p>
          </table:table-cell>
          <table:table-cell office:value-type="float" office:value="0.778174358263494" calcext:value-type="float">
            <text:p>0.778174</text:p>
          </table:table-cell>
          <table:table-cell office:value-type="float" office:value="0.769268874143161" calcext:value-type="float">
            <text:p>0.769269</text:p>
          </table:table-cell>
          <table:table-cell office:value-type="float" office:value="0.779879556075172" calcext:value-type="float">
            <text:p>0.779880</text:p>
          </table:table-cell>
          <table:table-cell office:value-type="float" office:value="0.766047720057364" calcext:value-type="float">
            <text:p>0.766048</text:p>
          </table:table-cell>
          <table:table-cell office:value-type="float" office:value="0.755627291649742" calcext:value-type="float">
            <text:p>0.755627</text:p>
          </table:table-cell>
          <table:table-cell office:value-type="float" office:value="0.739710762758311" calcext:value-type="float">
            <text:p>0.739711</text:p>
          </table:table-cell>
          <table:table-cell office:value-type="float" office:value="0.753164115701005" calcext:value-type="float">
            <text:p>0.753164</text:p>
          </table:table-cell>
          <table:table-cell office:value-type="float" office:value="0.772111545153845" calcext:value-type="float">
            <text:p>0.772112</text:p>
          </table:table-cell>
          <table:table-cell office:value-type="float" office:value="0.79598532650416" calcext:value-type="float">
            <text:p>0.795985</text:p>
          </table:table-cell>
          <table:table-cell office:value-type="float" office:value="0.802427634675755" calcext:value-type="float">
            <text:p>0.802428</text:p>
          </table:table-cell>
          <table:table-cell office:value-type="float" office:value="0.766616456656867" calcext:value-type="float">
            <text:p>0.766616</text:p>
          </table:table-cell>
          <table:table-cell office:value-type="float" office:value="0.725311202127832" calcext:value-type="float">
            <text:p>0.725311</text:p>
          </table:table-cell>
          <table:table-cell office:value-type="float" office:value="0.792953413955919" calcext:value-type="float">
            <text:p>0.792953</text:p>
          </table:table-cell>
          <table:table-cell office:value-type="float" office:value="0.781206270811735" calcext:value-type="float">
            <text:p>0.781206</text:p>
          </table:table-cell>
          <table:table-cell office:value-type="float" office:value="0.771067999411439" calcext:value-type="float">
            <text:p>0.771068</text:p>
          </table:table-cell>
          <table:table-cell office:value-type="float" office:value="0.745110651326447" calcext:value-type="float">
            <text:p>0.745111</text:p>
          </table:table-cell>
          <table:table-cell office:value-type="float" office:value="0.758662213745622" calcext:value-type="float">
            <text:p>0.758662</text:p>
          </table:table-cell>
          <table:table-cell table:formula="of:=AVERAGE([.B3:.U3])" office:value-type="float" office:value="0.768151423938513" calcext:value-type="float">
            <text:p>0.768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375064128595" calcext:value-type="float">
            <text:p>0.821375</text:p>
          </table:table-cell>
          <table:table-cell office:value-type="float" office:value="0.844301625804293" calcext:value-type="float">
            <text:p>0.844302</text:p>
          </table:table-cell>
          <table:table-cell office:value-type="float" office:value="0.860975120845952" calcext:value-type="float">
            <text:p>0.860975</text:p>
          </table:table-cell>
          <table:table-cell office:value-type="float" office:value="0.851500900126116" calcext:value-type="float">
            <text:p>0.851501</text:p>
          </table:table-cell>
          <table:table-cell office:value-type="float" office:value="0.835016646622014" calcext:value-type="float">
            <text:p>0.835017</text:p>
          </table:table-cell>
          <table:table-cell office:value-type="float" office:value="0.856995988623094" calcext:value-type="float">
            <text:p>0.856996</text:p>
          </table:table-cell>
          <table:table-cell office:value-type="float" office:value="0.848848482639822" calcext:value-type="float">
            <text:p>0.848848</text:p>
          </table:table-cell>
          <table:table-cell office:value-type="float" office:value="0.846385306691084" calcext:value-type="float">
            <text:p>0.846385</text:p>
          </table:table-cell>
          <table:table-cell office:value-type="float" office:value="0.844111372279904" calcext:value-type="float">
            <text:p>0.844111</text:p>
          </table:table-cell>
          <table:table-cell office:value-type="float" office:value="0.84449086734185" calcext:value-type="float">
            <text:p>0.844491</text:p>
          </table:table-cell>
          <table:table-cell office:value-type="float" office:value="0.810764382196585" calcext:value-type="float">
            <text:p>0.810764</text:p>
          </table:table-cell>
          <table:table-cell office:value-type="float" office:value="0.864765011531253" calcext:value-type="float">
            <text:p>0.864765</text:p>
          </table:table-cell>
          <table:table-cell office:value-type="float" office:value="0.867417429017547" calcext:value-type="float">
            <text:p>0.867417</text:p>
          </table:table-cell>
          <table:table-cell office:value-type="float" office:value="0.833501702334726" calcext:value-type="float">
            <text:p>0.833502</text:p>
          </table:table-cell>
          <table:table-cell office:value-type="float" office:value="0.848659241102265" calcext:value-type="float">
            <text:p>0.848659</text:p>
          </table:table-cell>
          <table:table-cell office:value-type="float" office:value="0.809817162521968" calcext:value-type="float">
            <text:p>0.809817</text:p>
          </table:table-cell>
          <table:table-cell office:value-type="float" office:value="0.853396351462183" calcext:value-type="float">
            <text:p>0.853396</text:p>
          </table:table-cell>
          <table:table-cell office:value-type="float" office:value="0.827371102096733" calcext:value-type="float">
            <text:p>0.827371</text:p>
          </table:table-cell>
          <table:table-cell office:value-type="float" office:value="0.850273385297547" calcext:value-type="float">
            <text:p>0.850273</text:p>
          </table:table-cell>
          <table:table-cell office:value-type="float" office:value="0.850655650673446" calcext:value-type="float">
            <text:p>0.850656</text:p>
          </table:table-cell>
          <table:table-cell table:formula="of:=AVERAGE([.B4:.U4])" office:value-type="float" office:value="0.843531139666849" calcext:value-type="float">
            <text:p>0.843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495425306881" calcext:value-type="float">
            <text:p>0.864954</text:p>
          </table:table-cell>
          <table:table-cell office:value-type="float" office:value="0.870069846503842" calcext:value-type="float">
            <text:p>0.870070</text:p>
          </table:table-cell>
          <table:table-cell office:value-type="float" office:value="0.826490657563627" calcext:value-type="float">
            <text:p>0.826491</text:p>
          </table:table-cell>
          <table:table-cell office:value-type="float" office:value="0.862111582058126" calcext:value-type="float">
            <text:p>0.862112</text:p>
          </table:table-cell>
          <table:table-cell office:value-type="float" office:value="0.867986165617051" calcext:value-type="float">
            <text:p>0.867986</text:p>
          </table:table-cell>
          <table:table-cell office:value-type="float" office:value="0.848090504502761" calcext:value-type="float">
            <text:p>0.848091</text:p>
          </table:table-cell>
          <table:table-cell office:value-type="float" office:value="0.869501109904339" calcext:value-type="float">
            <text:p>0.869501</text:p>
          </table:table-cell>
          <table:table-cell office:value-type="float" office:value="0.806027271836667" calcext:value-type="float">
            <text:p>0.806027</text:p>
          </table:table-cell>
          <table:table-cell office:value-type="float" office:value="0.871775044315519" calcext:value-type="float">
            <text:p>0.871775</text:p>
          </table:table-cell>
          <table:table-cell office:value-type="float" office:value="0.847332526365701" calcext:value-type="float">
            <text:p>0.847333</text:p>
          </table:table-cell>
          <table:table-cell office:value-type="float" office:value="0.864385516469307" calcext:value-type="float">
            <text:p>0.864386</text:p>
          </table:table-cell>
          <table:table-cell office:value-type="float" office:value="0.86419627493175" calcext:value-type="float">
            <text:p>0.864196</text:p>
          </table:table-cell>
          <table:table-cell office:value-type="float" office:value="0.884280165596764" calcext:value-type="float">
            <text:p>0.884280</text:p>
          </table:table-cell>
          <table:table-cell office:value-type="float" office:value="0.86722818747999" calcext:value-type="float">
            <text:p>0.867228</text:p>
          </table:table-cell>
          <table:table-cell office:value-type="float" office:value="0.862491077120072" calcext:value-type="float">
            <text:p>0.862491</text:p>
          </table:table-cell>
          <table:table-cell office:value-type="float" office:value="0.867986165617051" calcext:value-type="float">
            <text:p>0.867986</text:p>
          </table:table-cell>
          <table:table-cell office:value-type="float" office:value="0.850553680451499" calcext:value-type="float">
            <text:p>0.850554</text:p>
          </table:table-cell>
          <table:table-cell office:value-type="float" office:value="0.871268419116212" calcext:value-type="float">
            <text:p>0.871268</text:p>
          </table:table-cell>
          <table:table-cell office:value-type="float" office:value="0.878139002139022" calcext:value-type="float">
            <text:p>0.878139</text:p>
          </table:table-cell>
          <table:table-cell office:value-type="float" office:value="0.853518053808171" calcext:value-type="float">
            <text:p>0.853518</text:p>
          </table:table-cell>
          <table:table-cell table:formula="of:=AVERAGE([.B5:.U5])" office:value-type="float" office:value="0.859919275223314" calcext:value-type="float">
            <text:p>0.859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7753966760155" calcext:value-type="float">
            <text:p>0.857754</text:p>
          </table:table-cell>
          <table:table-cell office:value-type="float" office:value="0.867606670555105" calcext:value-type="float">
            <text:p>0.867607</text:p>
          </table:table-cell>
          <table:table-cell office:value-type="float" office:value="0.867986165617051" calcext:value-type="float">
            <text:p>0.867986</text:p>
          </table:table-cell>
          <table:table-cell office:value-type="float" office:value="0.885985363408441" calcext:value-type="float">
            <text:p>0.885985</text:p>
          </table:table-cell>
          <table:table-cell office:value-type="float" office:value="0.872343780915022" calcext:value-type="float">
            <text:p>0.872344</text:p>
          </table:table-cell>
          <table:table-cell office:value-type="float" office:value="0.850933175513445" calcext:value-type="float">
            <text:p>0.850933</text:p>
          </table:table-cell>
          <table:table-cell office:value-type="float" office:value="0.877838869412001" calcext:value-type="float">
            <text:p>0.877839</text:p>
          </table:table-cell>
          <table:table-cell office:value-type="float" office:value="0.863627538332247" calcext:value-type="float">
            <text:p>0.863628</text:p>
          </table:table-cell>
          <table:table-cell office:value-type="float" office:value="0.869691363428728" calcext:value-type="float">
            <text:p>0.869691</text:p>
          </table:table-cell>
          <table:table-cell office:value-type="float" office:value="0.853964076074854" calcext:value-type="float">
            <text:p>0.853964</text:p>
          </table:table-cell>
          <table:table-cell office:value-type="float" office:value="0.869122626829225" calcext:value-type="float">
            <text:p>0.869123</text:p>
          </table:table-cell>
          <table:table-cell office:value-type="float" office:value="0.852638373325122" calcext:value-type="float">
            <text:p>0.852638</text:p>
          </table:table-cell>
          <table:table-cell office:value-type="float" office:value="0.880302045360738" calcext:value-type="float">
            <text:p>0.880302</text:p>
          </table:table-cell>
          <table:table-cell office:value-type="float" office:value="0.855290790811417" calcext:value-type="float">
            <text:p>0.855291</text:p>
          </table:table-cell>
          <table:table-cell office:value-type="float" office:value="0.873669483664754" calcext:value-type="float">
            <text:p>0.873669</text:p>
          </table:table-cell>
          <table:table-cell office:value-type="float" office:value="0.873101759052083" calcext:value-type="float">
            <text:p>0.873102</text:p>
          </table:table-cell>
          <table:table-cell office:value-type="float" office:value="0.875375693463263" calcext:value-type="float">
            <text:p>0.875376</text:p>
          </table:table-cell>
          <table:table-cell office:value-type="float" office:value="0.864015570717504" calcext:value-type="float">
            <text:p>0.864016</text:p>
          </table:table-cell>
          <table:table-cell office:value-type="float" office:value="0.876040110381758" calcext:value-type="float">
            <text:p>0.876040</text:p>
          </table:table-cell>
          <table:table-cell office:value-type="float" office:value="0.8601980138302" calcext:value-type="float">
            <text:p>0.860198</text:p>
          </table:table-cell>
          <table:table-cell table:formula="of:=AVERAGE([.B6:.U6])" office:value-type="float" office:value="0.867374271872655" calcext:value-type="float">
            <text:p>0.867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0069846503842" calcext:value-type="float">
            <text:p>0.870070</text:p>
          </table:table-cell>
          <table:table-cell office:value-type="float" office:value="0.868175407154608" calcext:value-type="float">
            <text:p>0.868175</text:p>
          </table:table-cell>
          <table:table-cell office:value-type="float" office:value="0.878217352487115" calcext:value-type="float">
            <text:p>0.878217</text:p>
          </table:table-cell>
          <table:table-cell office:value-type="float" office:value="0.88541763879577" calcext:value-type="float">
            <text:p>0.885418</text:p>
          </table:table-cell>
          <table:table-cell office:value-type="float" office:value="0.864574758006864" calcext:value-type="float">
            <text:p>0.864575</text:p>
          </table:table-cell>
          <table:table-cell office:value-type="float" office:value="0.870069846503842" calcext:value-type="float">
            <text:p>0.870070</text:p>
          </table:table-cell>
          <table:table-cell office:value-type="float" office:value="0.88314370438459" calcext:value-type="float">
            <text:p>0.883144</text:p>
          </table:table-cell>
          <table:table-cell office:value-type="float" office:value="0.869122626829225" calcext:value-type="float">
            <text:p>0.869123</text:p>
          </table:table-cell>
          <table:table-cell office:value-type="float" office:value="0.875943418075934" calcext:value-type="float">
            <text:p>0.875943</text:p>
          </table:table-cell>
          <table:table-cell office:value-type="float" office:value="0.864007033394193" calcext:value-type="float">
            <text:p>0.864007</text:p>
          </table:table-cell>
          <table:table-cell table:number-columns-repeated="2" office:value-type="float" office:value="0.871964285853077" calcext:value-type="float">
            <text:p>0.871964</text:p>
          </table:table-cell>
          <table:table-cell office:value-type="float" office:value="0.872722263990137" calcext:value-type="float">
            <text:p>0.872722</text:p>
          </table:table-cell>
          <table:table-cell office:value-type="float" office:value="0.869880604966285" calcext:value-type="float">
            <text:p>0.869881</text:p>
          </table:table-cell>
          <table:table-cell office:value-type="float" office:value="0.878406594024672" calcext:value-type="float">
            <text:p>0.878407</text:p>
          </table:table-cell>
          <table:table-cell office:value-type="float" office:value="0.864007033394193" calcext:value-type="float">
            <text:p>0.864007</text:p>
          </table:table-cell>
          <table:table-cell office:value-type="float" office:value="0.872722263990137" calcext:value-type="float">
            <text:p>0.872722</text:p>
          </table:table-cell>
          <table:table-cell office:value-type="float" office:value="0.87642135638332" calcext:value-type="float">
            <text:p>0.876421</text:p>
          </table:table-cell>
          <table:table-cell office:value-type="float" office:value="0.882337805027889" calcext:value-type="float">
            <text:p>0.882338</text:p>
          </table:table-cell>
          <table:table-cell office:value-type="float" office:value="0.87031428473797" calcext:value-type="float">
            <text:p>0.870314</text:p>
          </table:table-cell>
          <table:table-cell table:formula="of:=AVERAGE([.B7:.U7])" office:value-type="float" office:value="0.872974120517837" calcext:value-type="float">
            <text:p>0.872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8511944897215" calcext:value-type="float">
            <text:p>0.858512</text:p>
          </table:table-cell>
          <table:table-cell office:value-type="float" office:value="0.866090714280984" calcext:value-type="float">
            <text:p>0.866091</text:p>
          </table:table-cell>
          <table:table-cell office:value-type="float" office:value="0.876132659613491" calcext:value-type="float">
            <text:p>0.876133</text:p>
          </table:table-cell>
          <table:table-cell office:value-type="float" office:value="0.887122836607447" calcext:value-type="float">
            <text:p>0.887123</text:p>
          </table:table-cell>
          <table:table-cell office:value-type="float" office:value="0.87708089127494" calcext:value-type="float">
            <text:p>0.877081</text:p>
          </table:table-cell>
          <table:table-cell office:value-type="float" office:value="0.874238220264257" calcext:value-type="float">
            <text:p>0.874238</text:p>
          </table:table-cell>
          <table:table-cell office:value-type="float" office:value="0.866090714280984" calcext:value-type="float">
            <text:p>0.866091</text:p>
          </table:table-cell>
          <table:table-cell office:value-type="float" office:value="0.861733098983012" calcext:value-type="float">
            <text:p>0.861733</text:p>
          </table:table-cell>
          <table:table-cell office:value-type="float" office:value="0.876701396212994" calcext:value-type="float">
            <text:p>0.876701</text:p>
          </table:table-cell>
          <table:table-cell office:value-type="float" office:value="0.868933385291668" calcext:value-type="float">
            <text:p>0.868933</text:p>
          </table:table-cell>
          <table:table-cell office:value-type="float" office:value="0.87632291313788" calcext:value-type="float">
            <text:p>0.876323</text:p>
          </table:table-cell>
          <table:table-cell office:value-type="float" office:value="0.871964285853077" calcext:value-type="float">
            <text:p>0.871964</text:p>
          </table:table-cell>
          <table:table-cell office:value-type="float" office:value="0.8740489787267" calcext:value-type="float">
            <text:p>0.874049</text:p>
          </table:table-cell>
          <table:table-cell office:value-type="float" office:value="0.869501109904339" calcext:value-type="float">
            <text:p>0.869501</text:p>
          </table:table-cell>
          <table:table-cell office:value-type="float" office:value="0.874427461801814" calcext:value-type="float">
            <text:p>0.874427</text:p>
          </table:table-cell>
          <table:table-cell office:value-type="float" office:value="0.872343780915022" calcext:value-type="float">
            <text:p>0.872344</text:p>
          </table:table-cell>
          <table:table-cell office:value-type="float" office:value="0.878028110949558" calcext:value-type="float">
            <text:p>0.878028</text:p>
          </table:table-cell>
          <table:table-cell office:value-type="float" office:value="0.864779082094964" calcext:value-type="float">
            <text:p>0.864779</text:p>
          </table:table-cell>
          <table:table-cell office:value-type="float" office:value="0.883101316405349" calcext:value-type="float">
            <text:p>0.883101</text:p>
          </table:table-cell>
          <table:table-cell office:value-type="float" office:value="0.875276599004297" calcext:value-type="float">
            <text:p>0.875277</text:p>
          </table:table-cell>
          <table:table-cell table:formula="of:=AVERAGE([.B8:.U8])" office:value-type="float" office:value="0.872621475025" calcext:value-type="float">
            <text:p>0.8726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8933385291668" calcext:value-type="float">
            <text:p>0.868933</text:p>
          </table:table-cell>
          <table:table-cell office:value-type="float" office:value="0.86419627493175" calcext:value-type="float">
            <text:p>0.864196</text:p>
          </table:table-cell>
          <table:table-cell office:value-type="float" office:value="0.873859737189143" calcext:value-type="float">
            <text:p>0.873860</text:p>
          </table:table-cell>
          <table:table-cell office:value-type="float" office:value="0.886554100007944" calcext:value-type="float">
            <text:p>0.886554</text:p>
          </table:table-cell>
          <table:table-cell office:value-type="float" office:value="0.867795912092662" calcext:value-type="float">
            <text:p>0.867796</text:p>
          </table:table-cell>
          <table:table-cell office:value-type="float" office:value="0.876512154675437" calcext:value-type="float">
            <text:p>0.876512</text:p>
          </table:table-cell>
          <table:table-cell office:value-type="float" office:value="0.878786089086618" calcext:value-type="float">
            <text:p>0.878786</text:p>
          </table:table-cell>
          <table:table-cell office:value-type="float" office:value="0.868175407154608" calcext:value-type="float">
            <text:p>0.868175</text:p>
          </table:table-cell>
          <table:table-cell office:value-type="float" office:value="0.870449341565788" calcext:value-type="float">
            <text:p>0.870449</text:p>
          </table:table-cell>
          <table:table-cell office:value-type="float" office:value="0.872154539377465" calcext:value-type="float">
            <text:p>0.872155</text:p>
          </table:table-cell>
          <table:table-cell office:value-type="float" office:value="0.872912517514525" calcext:value-type="float">
            <text:p>0.872913</text:p>
          </table:table-cell>
          <table:table-cell office:value-type="float" office:value="0.868553890229722" calcext:value-type="float">
            <text:p>0.868554</text:p>
          </table:table-cell>
          <table:table-cell office:value-type="float" office:value="0.872912517514525" calcext:value-type="float">
            <text:p>0.872913</text:p>
          </table:table-cell>
          <table:table-cell office:value-type="float" office:value="0.868364648692165" calcext:value-type="float">
            <text:p>0.868365</text:p>
          </table:table-cell>
          <table:table-cell office:value-type="float" office:value="0.87556493500082" calcext:value-type="float">
            <text:p>0.875565</text:p>
          </table:table-cell>
          <table:table-cell office:value-type="float" office:value="0.872154539377465" calcext:value-type="float">
            <text:p>0.872155</text:p>
          </table:table-cell>
          <table:table-cell office:value-type="float" office:value="0.868933385291668" calcext:value-type="float">
            <text:p>0.868933</text:p>
          </table:table-cell>
          <table:table-cell office:value-type="float" office:value="0.875276599004297" calcext:value-type="float">
            <text:p>0.875277</text:p>
          </table:table-cell>
          <table:table-cell office:value-type="float" office:value="0.876803621759218" calcext:value-type="float">
            <text:p>0.876804</text:p>
          </table:table-cell>
          <table:table-cell office:value-type="float" office:value="0.87852126751492" calcext:value-type="float">
            <text:p>0.878521</text:p>
          </table:table-cell>
          <table:table-cell table:formula="of:=AVERAGE([.B9:.U9])" office:value-type="float" office:value="0.87287074316362" calcext:value-type="float">
            <text:p>0.872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0827824640902" calcext:value-type="float">
            <text:p>0.870828</text:p>
          </table:table-cell>
          <table:table-cell office:value-type="float" office:value="0.86268031865763" calcext:value-type="float">
            <text:p>0.862680</text:p>
          </table:table-cell>
          <table:table-cell office:value-type="float" office:value="0.876132659613491" calcext:value-type="float">
            <text:p>0.876133</text:p>
          </table:table-cell>
          <table:table-cell office:value-type="float" office:value="0.885038143733824" calcext:value-type="float">
            <text:p>0.885038</text:p>
          </table:table-cell>
          <table:table-cell office:value-type="float" office:value="0.872343780915022" calcext:value-type="float">
            <text:p>0.872344</text:p>
          </table:table-cell>
          <table:table-cell office:value-type="float" office:value="0.875754176538377" calcext:value-type="float">
            <text:p>0.875754</text:p>
          </table:table-cell>
          <table:table-cell office:value-type="float" office:value="0.876132659613491" calcext:value-type="float">
            <text:p>0.876133</text:p>
          </table:table-cell>
          <table:table-cell office:value-type="float" office:value="0.865143494606367" calcext:value-type="float">
            <text:p>0.865143</text:p>
          </table:table-cell>
          <table:table-cell office:value-type="float" office:value="0.871206307716016" calcext:value-type="float">
            <text:p>0.871206</text:p>
          </table:table-cell>
          <table:table-cell office:value-type="float" office:value="0.867606670555105" calcext:value-type="float">
            <text:p>0.867607</text:p>
          </table:table-cell>
          <table:table-cell office:value-type="float" office:value="0.872722263990137" calcext:value-type="float">
            <text:p>0.872722</text:p>
          </table:table-cell>
          <table:table-cell office:value-type="float" office:value="0.868364648692165" calcext:value-type="float">
            <text:p>0.868365</text:p>
          </table:table-cell>
          <table:table-cell office:value-type="float" office:value="0.873859737189143" calcext:value-type="float">
            <text:p>0.873860</text:p>
          </table:table-cell>
          <table:table-cell office:value-type="float" office:value="0.867795912092662" calcext:value-type="float">
            <text:p>0.867796</text:p>
          </table:table-cell>
          <table:table-cell office:value-type="float" office:value="0.874617715326203" calcext:value-type="float">
            <text:p>0.874618</text:p>
          </table:table-cell>
          <table:table-cell office:value-type="float" office:value="0.871396561240405" calcext:value-type="float">
            <text:p>0.871397</text:p>
          </table:table-cell>
          <table:table-cell office:value-type="float" office:value="0.874617715326203" calcext:value-type="float">
            <text:p>0.874618</text:p>
          </table:table-cell>
          <table:table-cell office:value-type="float" office:value="0.87718486776078" calcext:value-type="float">
            <text:p>0.877185</text:p>
          </table:table-cell>
          <table:table-cell office:value-type="float" office:value="0.877566113762343" calcext:value-type="float">
            <text:p>0.877566</text:p>
          </table:table-cell>
          <table:table-cell office:value-type="float" office:value="0.873940199250156" calcext:value-type="float">
            <text:p>0.873940</text:p>
          </table:table-cell>
          <table:table-cell table:formula="of:=AVERAGE([.B10:.U10])" office:value-type="float" office:value="0.872746588561021" calcext:value-type="float">
            <text:p>0.8727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0069846503842" calcext:value-type="float">
            <text:p>0.870070</text:p>
          </table:table-cell>
          <table:table-cell office:value-type="float" office:value="0.862111582058126" calcext:value-type="float">
            <text:p>0.862112</text:p>
          </table:table-cell>
          <table:table-cell office:value-type="float" office:value="0.87556493500082" calcext:value-type="float">
            <text:p>0.875565</text:p>
          </table:table-cell>
          <table:table-cell office:value-type="float" office:value="0.885038143733824" calcext:value-type="float">
            <text:p>0.885038</text:p>
          </table:table-cell>
          <table:table-cell office:value-type="float" office:value="0.87480695686376" calcext:value-type="float">
            <text:p>0.874807</text:p>
          </table:table-cell>
          <table:table-cell office:value-type="float" office:value="0.87632291313788" calcext:value-type="float">
            <text:p>0.876323</text:p>
          </table:table-cell>
          <table:table-cell office:value-type="float" office:value="0.875943418075934" calcext:value-type="float">
            <text:p>0.875943</text:p>
          </table:table-cell>
          <table:table-cell office:value-type="float" office:value="0.862869560195187" calcext:value-type="float">
            <text:p>0.862870</text:p>
          </table:table-cell>
          <table:table-cell office:value-type="float" office:value="0.870638583103345" calcext:value-type="float">
            <text:p>0.870639</text:p>
          </table:table-cell>
          <table:table-cell office:value-type="float" office:value="0.868933385291668" calcext:value-type="float">
            <text:p>0.868933</text:p>
          </table:table-cell>
          <table:table-cell office:value-type="float" office:value="0.873859737189143" calcext:value-type="float">
            <text:p>0.873860</text:p>
          </table:table-cell>
          <table:table-cell office:value-type="float" office:value="0.867606670555105" calcext:value-type="float">
            <text:p>0.867607</text:p>
          </table:table-cell>
          <table:table-cell office:value-type="float" office:value="0.873669483664754" calcext:value-type="float">
            <text:p>0.873669</text:p>
          </table:table-cell>
          <table:table-cell office:value-type="float" office:value="0.867795912092662" calcext:value-type="float">
            <text:p>0.867796</text:p>
          </table:table-cell>
          <table:table-cell office:value-type="float" office:value="0.87480695686376" calcext:value-type="float">
            <text:p>0.874807</text:p>
          </table:table-cell>
          <table:table-cell office:value-type="float" office:value="0.871017066178459" calcext:value-type="float">
            <text:p>0.871017</text:p>
          </table:table-cell>
          <table:table-cell office:value-type="float" office:value="0.872912517514525" calcext:value-type="float">
            <text:p>0.872913</text:p>
          </table:table-cell>
          <table:table-cell office:value-type="float" office:value="0.87642135638332" calcext:value-type="float">
            <text:p>0.876421</text:p>
          </table:table-cell>
          <table:table-cell office:value-type="float" office:value="0.876994244759999" calcext:value-type="float">
            <text:p>0.876994</text:p>
          </table:table-cell>
          <table:table-cell office:value-type="float" office:value="0.875276599004297" calcext:value-type="float">
            <text:p>0.875277</text:p>
          </table:table-cell>
          <table:table-cell table:formula="of:=AVERAGE([.B11:.U11])" office:value-type="float" office:value="0.87263299340852" calcext:value-type="float">
            <text:p>0.872633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7" office:value-type="string" calcext:value-type="string">
            <text:p>RUN1</text:p>
          </table:table-cell>
          <table:table-cell table:style-name="ce7" office:value-type="string" calcext:value-type="string">
            <text:p>RUN2</text:p>
          </table:table-cell>
          <table:table-cell table:style-name="ce7" office:value-type="string" calcext:value-type="string">
            <text:p>RUN3</text:p>
          </table:table-cell>
          <table:table-cell table:style-name="ce7" office:value-type="string" calcext:value-type="string">
            <text:p>RUN4</text:p>
          </table:table-cell>
          <table:table-cell table:style-name="ce7" office:value-type="string" calcext:value-type="string">
            <text:p>RUN5</text:p>
          </table:table-cell>
          <table:table-cell table:style-name="ce7" office:value-type="string" calcext:value-type="string">
            <text:p>RUN6</text:p>
          </table:table-cell>
          <table:table-cell table:style-name="ce7" office:value-type="string" calcext:value-type="string">
            <text:p>RUN7</text:p>
          </table:table-cell>
          <table:table-cell table:style-name="ce7" office:value-type="string" calcext:value-type="string">
            <text:p>RUN8</text:p>
          </table:table-cell>
          <table:table-cell table:style-name="ce7" office:value-type="string" calcext:value-type="string">
            <text:p>RUN9</text:p>
          </table:table-cell>
          <table:table-cell table:style-name="ce7" office:value-type="string" calcext:value-type="string">
            <text:p>RUN10</text:p>
          </table:table-cell>
          <table:table-cell table:style-name="ce7" office:value-type="string" calcext:value-type="string">
            <text:p>RUN11</text:p>
          </table:table-cell>
          <table:table-cell table:style-name="ce7" office:value-type="string" calcext:value-type="string">
            <text:p>RUN12</text:p>
          </table:table-cell>
          <table:table-cell table:style-name="ce7" office:value-type="string" calcext:value-type="string">
            <text:p>RUN13</text:p>
          </table:table-cell>
          <table:table-cell table:style-name="ce7" office:value-type="string" calcext:value-type="string">
            <text:p>RUN14</text:p>
          </table:table-cell>
          <table:table-cell table:style-name="ce7" office:value-type="string" calcext:value-type="string">
            <text:p>RUN15</text:p>
          </table:table-cell>
          <table:table-cell table:style-name="ce7" office:value-type="string" calcext:value-type="string">
            <text:p>RUN16</text:p>
          </table:table-cell>
          <table:table-cell table:style-name="ce7" office:value-type="string" calcext:value-type="string">
            <text:p>RUN17</text:p>
          </table:table-cell>
          <table:table-cell table:style-name="ce7" office:value-type="string" calcext:value-type="string">
            <text:p>RUN18</text:p>
          </table:table-cell>
          <table:table-cell table:style-name="ce7" office:value-type="string" calcext:value-type="string">
            <text:p>RUN19</text:p>
          </table:table-cell>
          <table:table-cell table:style-name="ce7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35340944" calcext:value-type="float">
            <text:p>0.650353</text:p>
          </table:table-cell>
          <table:table-cell office:value-type="float" office:value="0.64575259952" calcext:value-type="float">
            <text:p>0.645753</text:p>
          </table:table-cell>
          <table:table-cell office:value-type="float" office:value="0.66149531952" calcext:value-type="float">
            <text:p>0.661495</text:p>
          </table:table-cell>
          <table:table-cell office:value-type="float" office:value="0.64292481344" calcext:value-type="float">
            <text:p>0.642925</text:p>
          </table:table-cell>
          <table:table-cell office:value-type="float" office:value="0.64435838488" calcext:value-type="float">
            <text:p>0.644358</text:p>
          </table:table-cell>
          <table:table-cell office:value-type="float" office:value="0.65296965272" calcext:value-type="float">
            <text:p>0.652970</text:p>
          </table:table-cell>
          <table:table-cell office:value-type="float" office:value="0.6528161612" calcext:value-type="float">
            <text:p>0.652816</text:p>
          </table:table-cell>
          <table:table-cell office:value-type="float" office:value="0.641589634" calcext:value-type="float">
            <text:p>0.641590</text:p>
          </table:table-cell>
          <table:table-cell office:value-type="float" office:value="0.6480244708" calcext:value-type="float">
            <text:p>0.648024</text:p>
          </table:table-cell>
          <table:table-cell office:value-type="float" office:value="0.65477219416" calcext:value-type="float">
            <text:p>0.654772</text:p>
          </table:table-cell>
          <table:table-cell office:value-type="float" office:value="0.62751761016" calcext:value-type="float">
            <text:p>0.627518</text:p>
          </table:table-cell>
          <table:table-cell office:value-type="float" office:value="0.63263301024" calcext:value-type="float">
            <text:p>0.632633</text:p>
          </table:table-cell>
          <table:table-cell office:value-type="float" office:value="0.60395862968" calcext:value-type="float">
            <text:p>0.603959</text:p>
          </table:table-cell>
          <table:table-cell office:value-type="float" office:value="0.59919842472" calcext:value-type="float">
            <text:p>0.599198</text:p>
          </table:table-cell>
          <table:table-cell office:value-type="float" office:value="0.58749469632" calcext:value-type="float">
            <text:p>0.587495</text:p>
          </table:table-cell>
          <table:table-cell office:value-type="float" office:value="0.59629094112" calcext:value-type="float">
            <text:p>0.596291</text:p>
          </table:table-cell>
          <table:table-cell office:value-type="float" office:value="0.60262246632" calcext:value-type="float">
            <text:p>0.602622</text:p>
          </table:table-cell>
          <table:table-cell office:value-type="float" office:value="0.64515058216448" calcext:value-type="float">
            <text:p>0.645151</text:p>
          </table:table-cell>
          <table:table-cell office:value-type="float" office:value="0.6428402750336" calcext:value-type="float">
            <text:p>0.642840</text:p>
          </table:table-cell>
          <table:table-cell office:value-type="float" office:value="0.64953401660672" calcext:value-type="float">
            <text:p>0.649534</text:p>
          </table:table-cell>
          <table:table-cell table:formula="of:=AVERAGE([.B14:.U14])" office:value-type="float" office:value="0.63411486460224" calcext:value-type="float">
            <text:p>0.634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806854" calcext:value-type="float">
            <text:p>0.548069</text:p>
          </table:table-cell>
          <table:table-cell office:value-type="float" office:value="0.550138788" calcext:value-type="float">
            <text:p>0.550139</text:p>
          </table:table-cell>
          <table:table-cell office:value-type="float" office:value="0.526704424" calcext:value-type="float">
            <text:p>0.526704</text:p>
          </table:table-cell>
          <table:table-cell office:value-type="float" office:value="0.536006484" calcext:value-type="float">
            <text:p>0.536006</text:p>
          </table:table-cell>
          <table:table-cell office:value-type="float" office:value="0.533031632" calcext:value-type="float">
            <text:p>0.533032</text:p>
          </table:table-cell>
          <table:table-cell office:value-type="float" office:value="0.533705316" calcext:value-type="float">
            <text:p>0.533705</text:p>
          </table:table-cell>
          <table:table-cell office:value-type="float" office:value="0.53379668" calcext:value-type="float">
            <text:p>0.533797</text:p>
          </table:table-cell>
          <table:table-cell office:value-type="float" office:value="0.54547822" calcext:value-type="float">
            <text:p>0.545478</text:p>
          </table:table-cell>
          <table:table-cell office:value-type="float" office:value="0.538441184" calcext:value-type="float">
            <text:p>0.538441</text:p>
          </table:table-cell>
          <table:table-cell office:value-type="float" office:value="0.486484184" calcext:value-type="float">
            <text:p>0.486484</text:p>
          </table:table-cell>
          <table:table-cell office:value-type="float" office:value="0.527813844" calcext:value-type="float">
            <text:p>0.527814</text:p>
          </table:table-cell>
          <table:table-cell office:value-type="float" office:value="0.510033004" calcext:value-type="float">
            <text:p>0.510033</text:p>
          </table:table-cell>
          <table:table-cell office:value-type="float" office:value="0.463753624" calcext:value-type="float">
            <text:p>0.463754</text:p>
          </table:table-cell>
          <table:table-cell office:value-type="float" office:value="0.4706501" calcext:value-type="float">
            <text:p>0.470650</text:p>
          </table:table-cell>
          <table:table-cell office:value-type="float" office:value="0.441036116" calcext:value-type="float">
            <text:p>0.441036</text:p>
          </table:table-cell>
          <table:table-cell office:value-type="float" office:value="0.456168404" calcext:value-type="float">
            <text:p>0.456168</text:p>
          </table:table-cell>
          <table:table-cell office:value-type="float" office:value="0.451539964" calcext:value-type="float">
            <text:p>0.451540</text:p>
          </table:table-cell>
          <table:table-cell office:value-type="float" office:value="0.54368399168" calcext:value-type="float">
            <text:p>0.543684</text:p>
          </table:table-cell>
          <table:table-cell office:value-type="float" office:value="0.534133654528" calcext:value-type="float">
            <text:p>0.534134</text:p>
          </table:table-cell>
          <table:table-cell office:value-type="float" office:value="0.482592310528" calcext:value-type="float">
            <text:p>0.482592</text:p>
          </table:table-cell>
          <table:table-cell table:formula="of:=AVERAGE([.B15:.U15])" office:value-type="float" office:value="0.5106630232368" calcext:value-type="float">
            <text:p>0.510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8629004" calcext:value-type="float">
            <text:p>0.408629</text:p>
          </table:table-cell>
          <table:table-cell office:value-type="float" office:value="0.375993984" calcext:value-type="float">
            <text:p>0.375994</text:p>
          </table:table-cell>
          <table:table-cell office:value-type="float" office:value="0.344209352" calcext:value-type="float">
            <text:p>0.344209</text:p>
          </table:table-cell>
          <table:table-cell office:value-type="float" office:value="0.390793948" calcext:value-type="float">
            <text:p>0.390794</text:p>
          </table:table-cell>
          <table:table-cell office:value-type="float" office:value="0.375742984" calcext:value-type="float">
            <text:p>0.375743</text:p>
          </table:table-cell>
          <table:table-cell office:value-type="float" office:value="0.382365368" calcext:value-type="float">
            <text:p>0.382365</text:p>
          </table:table-cell>
          <table:table-cell office:value-type="float" office:value="0.376055228" calcext:value-type="float">
            <text:p>0.376055</text:p>
          </table:table-cell>
          <table:table-cell office:value-type="float" office:value="0.411428156" calcext:value-type="float">
            <text:p>0.411428</text:p>
          </table:table-cell>
          <table:table-cell office:value-type="float" office:value="0.388208648" calcext:value-type="float">
            <text:p>0.388209</text:p>
          </table:table-cell>
          <table:table-cell office:value-type="float" office:value="0.359985204" calcext:value-type="float">
            <text:p>0.359985</text:p>
          </table:table-cell>
          <table:table-cell office:value-type="float" office:value="0.401898188" calcext:value-type="float">
            <text:p>0.401898</text:p>
          </table:table-cell>
          <table:table-cell office:value-type="float" office:value="0.331654332" calcext:value-type="float">
            <text:p>0.331654</text:p>
          </table:table-cell>
          <table:table-cell office:value-type="float" office:value="0.488507244" calcext:value-type="float">
            <text:p>0.488507</text:p>
          </table:table-cell>
          <table:table-cell office:value-type="float" office:value="0.402808816" calcext:value-type="float">
            <text:p>0.402809</text:p>
          </table:table-cell>
          <table:table-cell office:value-type="float" office:value="0.788246424" calcext:value-type="float">
            <text:p>0.788246</text:p>
          </table:table-cell>
          <table:table-cell office:value-type="float" office:value="0.552585536" calcext:value-type="float">
            <text:p>0.552586</text:p>
          </table:table-cell>
          <table:table-cell office:value-type="float" office:value="2.692745068" calcext:value-type="float">
            <text:p>2.692745</text:p>
          </table:table-cell>
          <table:table-cell office:value-type="float" office:value="0.405359971968" calcext:value-type="float">
            <text:p>0.405360</text:p>
          </table:table-cell>
          <table:table-cell office:value-type="float" office:value="0.385102978816" calcext:value-type="float">
            <text:p>0.385103</text:p>
          </table:table-cell>
          <table:table-cell office:value-type="float" office:value="0.357105322368" calcext:value-type="float">
            <text:p>0.357105</text:p>
          </table:table-cell>
          <table:table-cell table:formula="of:=AVERAGE([.B16:.U16])" office:value-type="float" office:value="0.5309712878576" calcext:value-type="float">
            <text:p>0.530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949838" calcext:value-type="float">
            <text:p>0.289498</text:p>
          </table:table-cell>
          <table:table-cell office:value-type="float" office:value="0.291376864" calcext:value-type="float">
            <text:p>0.291377</text:p>
          </table:table-cell>
          <table:table-cell office:value-type="float" office:value="0.274863072" calcext:value-type="float">
            <text:p>0.274863</text:p>
          </table:table-cell>
          <table:table-cell office:value-type="float" office:value="0.294078628" calcext:value-type="float">
            <text:p>0.294079</text:p>
          </table:table-cell>
          <table:table-cell office:value-type="float" office:value="0.282643068" calcext:value-type="float">
            <text:p>0.282643</text:p>
          </table:table-cell>
          <table:table-cell office:value-type="float" office:value="0.292366808" calcext:value-type="float">
            <text:p>0.292367</text:p>
          </table:table-cell>
          <table:table-cell office:value-type="float" office:value="0.288222296" calcext:value-type="float">
            <text:p>0.288222</text:p>
          </table:table-cell>
          <table:table-cell office:value-type="float" office:value="0.313909636" calcext:value-type="float">
            <text:p>0.313910</text:p>
          </table:table-cell>
          <table:table-cell office:value-type="float" office:value="0.287688168" calcext:value-type="float">
            <text:p>0.287688</text:p>
          </table:table-cell>
          <table:table-cell office:value-type="float" office:value="0.271961512" calcext:value-type="float">
            <text:p>0.271962</text:p>
          </table:table-cell>
          <table:table-cell office:value-type="float" office:value="0.308206916" calcext:value-type="float">
            <text:p>0.308207</text:p>
          </table:table-cell>
          <table:table-cell office:value-type="float" office:value="0.260580168" calcext:value-type="float">
            <text:p>0.260580</text:p>
          </table:table-cell>
          <table:table-cell office:value-type="float" office:value="0.336655256" calcext:value-type="float">
            <text:p>0.336655</text:p>
          </table:table-cell>
          <table:table-cell office:value-type="float" office:value="0.337245608" calcext:value-type="float">
            <text:p>0.337246</text:p>
          </table:table-cell>
          <table:table-cell office:value-type="float" office:value="0.699831172" calcext:value-type="float">
            <text:p>0.699831</text:p>
          </table:table-cell>
          <table:table-cell office:value-type="float" office:value="0.297002276" calcext:value-type="float">
            <text:p>0.297002</text:p>
          </table:table-cell>
          <table:table-cell office:value-type="float" office:value="0.289617856" calcext:value-type="float">
            <text:p>0.289618</text:p>
          </table:table-cell>
          <table:table-cell office:value-type="float" office:value="0.28718239296" calcext:value-type="float">
            <text:p>0.287182</text:p>
          </table:table-cell>
          <table:table-cell office:value-type="float" office:value="0.285386662656" calcext:value-type="float">
            <text:p>0.285387</text:p>
          </table:table-cell>
          <table:table-cell office:value-type="float" office:value="0.269785819904" calcext:value-type="float">
            <text:p>0.269786</text:p>
          </table:table-cell>
          <table:table-cell table:formula="of:=AVERAGE([.B17:.U17])" office:value-type="float" office:value="0.312905127976" calcext:value-type="float">
            <text:p>0.312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9460344" calcext:value-type="float">
            <text:p>0.219460</text:p>
          </table:table-cell>
          <table:table-cell office:value-type="float" office:value="0.217418208" calcext:value-type="float">
            <text:p>0.217418</text:p>
          </table:table-cell>
          <table:table-cell office:value-type="float" office:value="0.225636952" calcext:value-type="float">
            <text:p>0.225637</text:p>
          </table:table-cell>
          <table:table-cell office:value-type="float" office:value="0.2550411" calcext:value-type="float">
            <text:p>0.255041</text:p>
          </table:table-cell>
          <table:table-cell office:value-type="float" office:value="0.226659024" calcext:value-type="float">
            <text:p>0.226659</text:p>
          </table:table-cell>
          <table:table-cell office:value-type="float" office:value="0.220815744" calcext:value-type="float">
            <text:p>0.220816</text:p>
          </table:table-cell>
          <table:table-cell office:value-type="float" office:value="0.219286652" calcext:value-type="float">
            <text:p>0.219287</text:p>
          </table:table-cell>
          <table:table-cell office:value-type="float" office:value="0.242361584" calcext:value-type="float">
            <text:p>0.242362</text:p>
          </table:table-cell>
          <table:table-cell office:value-type="float" office:value="0.228303576" calcext:value-type="float">
            <text:p>0.228304</text:p>
          </table:table-cell>
          <table:table-cell office:value-type="float" office:value="0.216533684" calcext:value-type="float">
            <text:p>0.216534</text:p>
          </table:table-cell>
          <table:table-cell office:value-type="float" office:value="0.232577604" calcext:value-type="float">
            <text:p>0.232578</text:p>
          </table:table-cell>
          <table:table-cell office:value-type="float" office:value="0.21411806" calcext:value-type="float">
            <text:p>0.214118</text:p>
          </table:table-cell>
          <table:table-cell office:value-type="float" office:value="0.280948316" calcext:value-type="float">
            <text:p>0.280948</text:p>
          </table:table-cell>
          <table:table-cell office:value-type="float" office:value="0.263174504" calcext:value-type="float">
            <text:p>0.263175</text:p>
          </table:table-cell>
          <table:table-cell office:value-type="float" office:value="0.262820092" calcext:value-type="float">
            <text:p>0.262820</text:p>
          </table:table-cell>
          <table:table-cell office:value-type="float" office:value="0.367113604" calcext:value-type="float">
            <text:p>0.367114</text:p>
          </table:table-cell>
          <table:table-cell office:value-type="float" office:value="0.26800274" calcext:value-type="float">
            <text:p>0.268003</text:p>
          </table:table-cell>
          <table:table-cell office:value-type="float" office:value="0.217704661248" calcext:value-type="float">
            <text:p>0.217705</text:p>
          </table:table-cell>
          <table:table-cell office:value-type="float" office:value="0.226477147392" calcext:value-type="float">
            <text:p>0.226477</text:p>
          </table:table-cell>
          <table:table-cell office:value-type="float" office:value="0.214801414528" calcext:value-type="float">
            <text:p>0.214801</text:p>
          </table:table-cell>
          <table:table-cell table:formula="of:=AVERAGE([.B18:.U18])" office:value-type="float" office:value="0.2409627505584" calcext:value-type="float">
            <text:p>0.240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0240932" calcext:value-type="float">
            <text:p>0.190241</text:p>
          </table:table-cell>
          <table:table-cell office:value-type="float" office:value="0.179422832" calcext:value-type="float">
            <text:p>0.179423</text:p>
          </table:table-cell>
          <table:table-cell office:value-type="float" office:value="0.167747316" calcext:value-type="float">
            <text:p>0.167747</text:p>
          </table:table-cell>
          <table:table-cell office:value-type="float" office:value="0.189927684" calcext:value-type="float">
            <text:p>0.189928</text:p>
          </table:table-cell>
          <table:table-cell office:value-type="float" office:value="0.186555248" calcext:value-type="float">
            <text:p>0.186555</text:p>
          </table:table-cell>
          <table:table-cell office:value-type="float" office:value="0.16654352" calcext:value-type="float">
            <text:p>0.166544</text:p>
          </table:table-cell>
          <table:table-cell office:value-type="float" office:value="0.184571344" calcext:value-type="float">
            <text:p>0.184571</text:p>
          </table:table-cell>
          <table:table-cell office:value-type="float" office:value="0.1841336" calcext:value-type="float">
            <text:p>0.184134</text:p>
          </table:table-cell>
          <table:table-cell office:value-type="float" office:value="0.176113648" calcext:value-type="float">
            <text:p>0.176114</text:p>
          </table:table-cell>
          <table:table-cell office:value-type="float" office:value="0.175536348" calcext:value-type="float">
            <text:p>0.175536</text:p>
          </table:table-cell>
          <table:table-cell office:value-type="float" office:value="0.177957996" calcext:value-type="float">
            <text:p>0.177958</text:p>
          </table:table-cell>
          <table:table-cell office:value-type="float" office:value="0.173442004" calcext:value-type="float">
            <text:p>0.173442</text:p>
          </table:table-cell>
          <table:table-cell office:value-type="float" office:value="0.264457616" calcext:value-type="float">
            <text:p>0.264458</text:p>
          </table:table-cell>
          <table:table-cell office:value-type="float" office:value="0.191897532" calcext:value-type="float">
            <text:p>0.191898</text:p>
          </table:table-cell>
          <table:table-cell office:value-type="float" office:value="0.206804924" calcext:value-type="float">
            <text:p>0.206805</text:p>
          </table:table-cell>
          <table:table-cell office:value-type="float" office:value="0.217605956" calcext:value-type="float">
            <text:p>0.217606</text:p>
          </table:table-cell>
          <table:table-cell office:value-type="float" office:value="0.21584494" calcext:value-type="float">
            <text:p>0.215845</text:p>
          </table:table-cell>
          <table:table-cell office:value-type="float" office:value="0.188719004544" calcext:value-type="float">
            <text:p>0.188719</text:p>
          </table:table-cell>
          <table:table-cell office:value-type="float" office:value="0.174704738816" calcext:value-type="float">
            <text:p>0.174705</text:p>
          </table:table-cell>
          <table:table-cell office:value-type="float" office:value="0.174132057216" calcext:value-type="float">
            <text:p>0.174132</text:p>
          </table:table-cell>
          <table:table-cell table:formula="of:=AVERAGE([.B19:.U19])" office:value-type="float" office:value="0.1893179620288" calcext:value-type="float">
            <text:p>0.189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1851144" calcext:value-type="float">
            <text:p>0.141851</text:p>
          </table:table-cell>
          <table:table-cell office:value-type="float" office:value="0.128337304" calcext:value-type="float">
            <text:p>0.128337</text:p>
          </table:table-cell>
          <table:table-cell office:value-type="float" office:value="0.139602184" calcext:value-type="float">
            <text:p>0.139602</text:p>
          </table:table-cell>
          <table:table-cell office:value-type="float" office:value="0.137365272" calcext:value-type="float">
            <text:p>0.137365</text:p>
          </table:table-cell>
          <table:table-cell office:value-type="float" office:value="0.139970652" calcext:value-type="float">
            <text:p>0.139971</text:p>
          </table:table-cell>
          <table:table-cell office:value-type="float" office:value="0.143957536" calcext:value-type="float">
            <text:p>0.143958</text:p>
          </table:table-cell>
          <table:table-cell office:value-type="float" office:value="0.146767732" calcext:value-type="float">
            <text:p>0.146768</text:p>
          </table:table-cell>
          <table:table-cell office:value-type="float" office:value="0.151736528" calcext:value-type="float">
            <text:p>0.151737</text:p>
          </table:table-cell>
          <table:table-cell office:value-type="float" office:value="0.13677994" calcext:value-type="float">
            <text:p>0.136780</text:p>
          </table:table-cell>
          <table:table-cell office:value-type="float" office:value="0.136444604" calcext:value-type="float">
            <text:p>0.136445</text:p>
          </table:table-cell>
          <table:table-cell office:value-type="float" office:value="0.136641388" calcext:value-type="float">
            <text:p>0.136641</text:p>
          </table:table-cell>
          <table:table-cell office:value-type="float" office:value="0.125808228" calcext:value-type="float">
            <text:p>0.125808</text:p>
          </table:table-cell>
          <table:table-cell office:value-type="float" office:value="0.205781848" calcext:value-type="float">
            <text:p>0.205782</text:p>
          </table:table-cell>
          <table:table-cell office:value-type="float" office:value="0.142470612" calcext:value-type="float">
            <text:p>0.142471</text:p>
          </table:table-cell>
          <table:table-cell office:value-type="float" office:value="0.163434132" calcext:value-type="float">
            <text:p>0.163434</text:p>
          </table:table-cell>
          <table:table-cell office:value-type="float" office:value="0.166526452" calcext:value-type="float">
            <text:p>0.166526</text:p>
          </table:table-cell>
          <table:table-cell office:value-type="float" office:value="0.15036406" calcext:value-type="float">
            <text:p>0.150364</text:p>
          </table:table-cell>
          <table:table-cell office:value-type="float" office:value="0.140716334848" calcext:value-type="float">
            <text:p>0.140716</text:p>
          </table:table-cell>
          <table:table-cell office:value-type="float" office:value="0.13568570048" calcext:value-type="float">
            <text:p>0.135686</text:p>
          </table:table-cell>
          <table:table-cell office:value-type="float" office:value="0.135353047168" calcext:value-type="float">
            <text:p>0.135353</text:p>
          </table:table-cell>
          <table:table-cell table:formula="of:=AVERAGE([.B20:.U20])" office:value-type="float" office:value="0.1452797349248" calcext:value-type="float">
            <text:p>0.1452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3945968" calcext:value-type="float">
            <text:p>0.113946</text:p>
          </table:table-cell>
          <table:table-cell office:value-type="float" office:value="0.101939132" calcext:value-type="float">
            <text:p>0.101939</text:p>
          </table:table-cell>
          <table:table-cell office:value-type="float" office:value="0.119366564" calcext:value-type="float">
            <text:p>0.119367</text:p>
          </table:table-cell>
          <table:table-cell office:value-type="float" office:value="0.116226052" calcext:value-type="float">
            <text:p>0.116226</text:p>
          </table:table-cell>
          <table:table-cell office:value-type="float" office:value="0.103225256" calcext:value-type="float">
            <text:p>0.103225</text:p>
          </table:table-cell>
          <table:table-cell office:value-type="float" office:value="0.098897012" calcext:value-type="float">
            <text:p>0.098897</text:p>
          </table:table-cell>
          <table:table-cell office:value-type="float" office:value="0.108958096" calcext:value-type="float">
            <text:p>0.108958</text:p>
          </table:table-cell>
          <table:table-cell office:value-type="float" office:value="0.113844564" calcext:value-type="float">
            <text:p>0.113845</text:p>
          </table:table-cell>
          <table:table-cell office:value-type="float" office:value="0.096300668" calcext:value-type="float">
            <text:p>0.096301</text:p>
          </table:table-cell>
          <table:table-cell office:value-type="float" office:value="0.104518408" calcext:value-type="float">
            <text:p>0.104518</text:p>
          </table:table-cell>
          <table:table-cell office:value-type="float" office:value="0.101371872" calcext:value-type="float">
            <text:p>0.101372</text:p>
          </table:table-cell>
          <table:table-cell office:value-type="float" office:value="0.101913028" calcext:value-type="float">
            <text:p>0.101913</text:p>
          </table:table-cell>
          <table:table-cell office:value-type="float" office:value="0.158239436" calcext:value-type="float">
            <text:p>0.158239</text:p>
          </table:table-cell>
          <table:table-cell office:value-type="float" office:value="0.107226196" calcext:value-type="float">
            <text:p>0.107226</text:p>
          </table:table-cell>
          <table:table-cell office:value-type="float" office:value="0.111274324" calcext:value-type="float">
            <text:p>0.111274</text:p>
          </table:table-cell>
          <table:table-cell office:value-type="float" office:value="0.136918492" calcext:value-type="float">
            <text:p>0.136918</text:p>
          </table:table-cell>
          <table:table-cell office:value-type="float" office:value="0.115763208" calcext:value-type="float">
            <text:p>0.115763</text:p>
          </table:table-cell>
          <table:table-cell office:value-type="float" office:value="0.113034400256" calcext:value-type="float">
            <text:p>0.113034</text:p>
          </table:table-cell>
          <table:table-cell office:value-type="float" office:value="0.095530262656" calcext:value-type="float">
            <text:p>0.095530</text:p>
          </table:table-cell>
          <table:table-cell office:value-type="float" office:value="0.103682260736" calcext:value-type="float">
            <text:p>0.103682</text:p>
          </table:table-cell>
          <table:table-cell table:formula="of:=AVERAGE([.B21:.U21])" office:value-type="float" office:value="0.1111087599824" calcext:value-type="float">
            <text:p>0.111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4869124" calcext:value-type="float">
            <text:p>0.084869</text:p>
          </table:table-cell>
          <table:table-cell office:value-type="float" office:value="0.091763592" calcext:value-type="float">
            <text:p>0.091764</text:p>
          </table:table-cell>
          <table:table-cell office:value-type="float" office:value="0.084813904" calcext:value-type="float">
            <text:p>0.084814</text:p>
          </table:table-cell>
          <table:table-cell office:value-type="float" office:value="0.086969492" calcext:value-type="float">
            <text:p>0.086969</text:p>
          </table:table-cell>
          <table:table-cell office:value-type="float" office:value="0.067302136" calcext:value-type="float">
            <text:p>0.067302</text:p>
          </table:table-cell>
          <table:table-cell office:value-type="float" office:value="0.082956504" calcext:value-type="float">
            <text:p>0.082957</text:p>
          </table:table-cell>
          <table:table-cell office:value-type="float" office:value="0.08761406" calcext:value-type="float">
            <text:p>0.087614</text:p>
          </table:table-cell>
          <table:table-cell office:value-type="float" office:value="0.086320908" calcext:value-type="float">
            <text:p>0.086321</text:p>
          </table:table-cell>
          <table:table-cell office:value-type="float" office:value="0.089715432" calcext:value-type="float">
            <text:p>0.089715</text:p>
          </table:table-cell>
          <table:table-cell office:value-type="float" office:value="0.078567016" calcext:value-type="float">
            <text:p>0.078567</text:p>
          </table:table-cell>
          <table:table-cell office:value-type="float" office:value="0.091768612" calcext:value-type="float">
            <text:p>0.091769</text:p>
          </table:table-cell>
          <table:table-cell office:value-type="float" office:value="0.076028904" calcext:value-type="float">
            <text:p>0.076029</text:p>
          </table:table-cell>
          <table:table-cell office:value-type="float" office:value="0.141490708" calcext:value-type="float">
            <text:p>0.141491</text:p>
          </table:table-cell>
          <table:table-cell office:value-type="float" office:value="0.065846336" calcext:value-type="float">
            <text:p>0.065846</text:p>
          </table:table-cell>
          <table:table-cell office:value-type="float" office:value="0.076832104" calcext:value-type="float">
            <text:p>0.076832</text:p>
          </table:table-cell>
          <table:table-cell office:value-type="float" office:value="0.099514472" calcext:value-type="float">
            <text:p>0.099514</text:p>
          </table:table-cell>
          <table:table-cell office:value-type="float" office:value="0.082603096" calcext:value-type="float">
            <text:p>0.082603</text:p>
          </table:table-cell>
          <table:table-cell office:value-type="float" office:value="0.084190171008" calcext:value-type="float">
            <text:p>0.084190</text:p>
          </table:table-cell>
          <table:table-cell office:value-type="float" office:value="0.088997708544" calcext:value-type="float">
            <text:p>0.088998</text:p>
          </table:table-cell>
          <table:table-cell office:value-type="float" office:value="0.077938479872" calcext:value-type="float">
            <text:p>0.077938</text:p>
          </table:table-cell>
          <table:table-cell table:formula="of:=AVERAGE([.B22:.U22])" office:value-type="float" office:value="0.0863051379712" calcext:value-type="float">
            <text:p>0.086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6788932" calcext:value-type="float">
            <text:p>0.076789</text:p>
          </table:table-cell>
          <table:table-cell office:value-type="float" office:value="0.065543128" calcext:value-type="float">
            <text:p>0.065543</text:p>
          </table:table-cell>
          <table:table-cell office:value-type="float" office:value="0.071822144" calcext:value-type="float">
            <text:p>0.071822</text:p>
          </table:table-cell>
          <table:table-cell office:value-type="float" office:value="0.077886304" calcext:value-type="float">
            <text:p>0.077886</text:p>
          </table:table-cell>
          <table:table-cell office:value-type="float" office:value="0.073396416" calcext:value-type="float">
            <text:p>0.073396</text:p>
          </table:table-cell>
          <table:table-cell office:value-type="float" office:value="0.072350248" calcext:value-type="float">
            <text:p>0.072350</text:p>
          </table:table-cell>
          <table:table-cell office:value-type="float" office:value="0.071240828" calcext:value-type="float">
            <text:p>0.071241</text:p>
          </table:table-cell>
          <table:table-cell office:value-type="float" office:value="0.078219632" calcext:value-type="float">
            <text:p>0.078220</text:p>
          </table:table-cell>
          <table:table-cell office:value-type="float" office:value="0.074493788" calcext:value-type="float">
            <text:p>0.074494</text:p>
          </table:table-cell>
          <table:table-cell office:value-type="float" office:value="0.072746828" calcext:value-type="float">
            <text:p>0.072747</text:p>
          </table:table-cell>
          <table:table-cell office:value-type="float" office:value="0.075874288" calcext:value-type="float">
            <text:p>0.075874</text:p>
          </table:table-cell>
          <table:table-cell office:value-type="float" office:value="0.06883926" calcext:value-type="float">
            <text:p>0.068839</text:p>
          </table:table-cell>
          <table:table-cell office:value-type="float" office:value="0.126334324" calcext:value-type="float">
            <text:p>0.126334</text:p>
          </table:table-cell>
          <table:table-cell office:value-type="float" office:value="0.0522833" calcext:value-type="float">
            <text:p>0.052283</text:p>
          </table:table-cell>
          <table:table-cell office:value-type="float" office:value="0.071853268" calcext:value-type="float">
            <text:p>0.071853</text:p>
          </table:table-cell>
          <table:table-cell office:value-type="float" office:value="0.092564784" calcext:value-type="float">
            <text:p>0.092565</text:p>
          </table:table-cell>
          <table:table-cell office:value-type="float" office:value="0.062281132" calcext:value-type="float">
            <text:p>0.062281</text:p>
          </table:table-cell>
          <table:table-cell office:value-type="float" office:value="0.076174620544" calcext:value-type="float">
            <text:p>0.076175</text:p>
          </table:table-cell>
          <table:table-cell office:value-type="float" office:value="0.073897837696" calcext:value-type="float">
            <text:p>0.073898</text:p>
          </table:table-cell>
          <table:table-cell office:value-type="float" office:value="0.072164853376" calcext:value-type="float">
            <text:p>0.072165</text:p>
          </table:table-cell>
          <table:table-cell table:formula="of:=AVERAGE([.B23:.U23])" office:value-type="float" office:value="0.0753377957808" calcext:value-type="float">
            <text:p>0.075338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7" office:value-type="string" calcext:value-type="string">
            <text:p>RUN1</text:p>
          </table:table-cell>
          <table:table-cell table:style-name="ce7" office:value-type="string" calcext:value-type="string">
            <text:p>RUN2</text:p>
          </table:table-cell>
          <table:table-cell table:style-name="ce7" office:value-type="string" calcext:value-type="string">
            <text:p>RUN3</text:p>
          </table:table-cell>
          <table:table-cell table:style-name="ce7" office:value-type="string" calcext:value-type="string">
            <text:p>RUN4</text:p>
          </table:table-cell>
          <table:table-cell table:style-name="ce7" office:value-type="string" calcext:value-type="string">
            <text:p>RUN5</text:p>
          </table:table-cell>
          <table:table-cell table:style-name="ce7" office:value-type="string" calcext:value-type="string">
            <text:p>RUN6</text:p>
          </table:table-cell>
          <table:table-cell table:style-name="ce7" office:value-type="string" calcext:value-type="string">
            <text:p>RUN7</text:p>
          </table:table-cell>
          <table:table-cell table:style-name="ce7" office:value-type="string" calcext:value-type="string">
            <text:p>RUN8</text:p>
          </table:table-cell>
          <table:table-cell table:style-name="ce7" office:value-type="string" calcext:value-type="string">
            <text:p>RUN9</text:p>
          </table:table-cell>
          <table:table-cell table:style-name="ce7" office:value-type="string" calcext:value-type="string">
            <text:p>RUN10</text:p>
          </table:table-cell>
          <table:table-cell table:style-name="ce7" office:value-type="string" calcext:value-type="string">
            <text:p>RUN11</text:p>
          </table:table-cell>
          <table:table-cell table:style-name="ce7" office:value-type="string" calcext:value-type="string">
            <text:p>RUN12</text:p>
          </table:table-cell>
          <table:table-cell table:style-name="ce7" office:value-type="string" calcext:value-type="string">
            <text:p>RUN13</text:p>
          </table:table-cell>
          <table:table-cell table:style-name="ce7" office:value-type="string" calcext:value-type="string">
            <text:p>RUN14</text:p>
          </table:table-cell>
          <table:table-cell table:style-name="ce7" office:value-type="string" calcext:value-type="string">
            <text:p>RUN15</text:p>
          </table:table-cell>
          <table:table-cell table:style-name="ce7" office:value-type="string" calcext:value-type="string">
            <text:p>RUN16</text:p>
          </table:table-cell>
          <table:table-cell table:style-name="ce7" office:value-type="string" calcext:value-type="string">
            <text:p>RUN17</text:p>
          </table:table-cell>
          <table:table-cell table:style-name="ce7" office:value-type="string" calcext:value-type="string">
            <text:p>RUN18</text:p>
          </table:table-cell>
          <table:table-cell table:style-name="ce7" office:value-type="string" calcext:value-type="string">
            <text:p>RUN19</text:p>
          </table:table-cell>
          <table:table-cell table:style-name="ce7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805384656" calcext:value-type="float">
            <text:p>0.628054</text:p>
          </table:table-cell>
          <table:table-cell office:value-type="float" office:value="0.63805834512" calcext:value-type="float">
            <text:p>0.638058</text:p>
          </table:table-cell>
          <table:table-cell office:value-type="float" office:value="0.63058547272" calcext:value-type="float">
            <text:p>0.630585</text:p>
          </table:table-cell>
          <table:table-cell office:value-type="float" office:value="0.61442655456" calcext:value-type="float">
            <text:p>0.614427</text:p>
          </table:table-cell>
          <table:table-cell office:value-type="float" office:value="0.61881582168" calcext:value-type="float">
            <text:p>0.618816</text:p>
          </table:table-cell>
          <table:table-cell office:value-type="float" office:value="0.62312243952" calcext:value-type="float">
            <text:p>0.623122</text:p>
          </table:table-cell>
          <table:table-cell office:value-type="float" office:value="0.62288925048" calcext:value-type="float">
            <text:p>0.622889</text:p>
          </table:table-cell>
          <table:table-cell office:value-type="float" office:value="0.61140985584" calcext:value-type="float">
            <text:p>0.611410</text:p>
          </table:table-cell>
          <table:table-cell office:value-type="float" office:value="0.62554977016" calcext:value-type="float">
            <text:p>0.625550</text:p>
          </table:table-cell>
          <table:table-cell office:value-type="float" office:value="0.63126044184" calcext:value-type="float">
            <text:p>0.631260</text:p>
          </table:table-cell>
          <table:table-cell office:value-type="float" office:value="0.61175324392" calcext:value-type="float">
            <text:p>0.611753</text:p>
          </table:table-cell>
          <table:table-cell office:value-type="float" office:value="0.61454265712" calcext:value-type="float">
            <text:p>0.614543</text:p>
          </table:table-cell>
          <table:table-cell office:value-type="float" office:value="0.58921163672" calcext:value-type="float">
            <text:p>0.589212</text:p>
          </table:table-cell>
          <table:table-cell office:value-type="float" office:value="0.559924274" calcext:value-type="float">
            <text:p>0.559924</text:p>
          </table:table-cell>
          <table:table-cell office:value-type="float" office:value="0.51088176552" calcext:value-type="float">
            <text:p>0.510882</text:p>
          </table:table-cell>
          <table:table-cell office:value-type="float" office:value="0.54024489008" calcext:value-type="float">
            <text:p>0.540245</text:p>
          </table:table-cell>
          <table:table-cell office:value-type="float" office:value="0.54815363904" calcext:value-type="float">
            <text:p>0.548154</text:p>
          </table:table-cell>
          <table:table-cell office:value-type="float" office:value="0.62302941578752" calcext:value-type="float">
            <text:p>0.623029</text:p>
          </table:table-cell>
          <table:table-cell office:value-type="float" office:value="0.62054537199872" calcext:value-type="float">
            <text:p>0.620545</text:p>
          </table:table-cell>
          <table:table-cell office:value-type="float" office:value="0.62621035830528" calcext:value-type="float">
            <text:p>0.626210</text:p>
          </table:table-cell>
          <table:table-cell table:formula="of:=AVERAGE([.B26:.U26])" office:value-type="float" office:value="0.604433452548576" calcext:value-type="float">
            <text:p>0.604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0731104" calcext:value-type="float">
            <text:p>0.490731</text:p>
          </table:table-cell>
          <table:table-cell office:value-type="float" office:value="0.512128352" calcext:value-type="float">
            <text:p>0.512128</text:p>
          </table:table-cell>
          <table:table-cell office:value-type="float" office:value="0.486905864" calcext:value-type="float">
            <text:p>0.486906</text:p>
          </table:table-cell>
          <table:table-cell office:value-type="float" office:value="0.464403212" calcext:value-type="float">
            <text:p>0.464403</text:p>
          </table:table-cell>
          <table:table-cell office:value-type="float" office:value="0.50171386" calcext:value-type="float">
            <text:p>0.501714</text:p>
          </table:table-cell>
          <table:table-cell office:value-type="float" office:value="0.48386274" calcext:value-type="float">
            <text:p>0.483863</text:p>
          </table:table-cell>
          <table:table-cell office:value-type="float" office:value="0.497054296" calcext:value-type="float">
            <text:p>0.497054</text:p>
          </table:table-cell>
          <table:table-cell office:value-type="float" office:value="0.524967504" calcext:value-type="float">
            <text:p>0.524968</text:p>
          </table:table-cell>
          <table:table-cell office:value-type="float" office:value="0.51335022" calcext:value-type="float">
            <text:p>0.513350</text:p>
          </table:table-cell>
          <table:table-cell office:value-type="float" office:value="0.524577952" calcext:value-type="float">
            <text:p>0.524578</text:p>
          </table:table-cell>
          <table:table-cell office:value-type="float" office:value="0.489231128" calcext:value-type="float">
            <text:p>0.489231</text:p>
          </table:table-cell>
          <table:table-cell office:value-type="float" office:value="0.462545812" calcext:value-type="float">
            <text:p>0.462546</text:p>
          </table:table-cell>
          <table:table-cell office:value-type="float" office:value="0.414489352" calcext:value-type="float">
            <text:p>0.414489</text:p>
          </table:table-cell>
          <table:table-cell office:value-type="float" office:value="0.441461812" calcext:value-type="float">
            <text:p>0.441462</text:p>
          </table:table-cell>
          <table:table-cell office:value-type="float" office:value="0.402391152" calcext:value-type="float">
            <text:p>0.402391</text:p>
          </table:table-cell>
          <table:table-cell office:value-type="float" office:value="0.42437574" calcext:value-type="float">
            <text:p>0.424376</text:p>
          </table:table-cell>
          <table:table-cell office:value-type="float" office:value="0.447806088" calcext:value-type="float">
            <text:p>0.447806</text:p>
          </table:table-cell>
          <table:table-cell office:value-type="float" office:value="0.486805255168" calcext:value-type="float">
            <text:p>0.486805</text:p>
          </table:table-cell>
          <table:table-cell office:value-type="float" office:value="0.50924341824" calcext:value-type="float">
            <text:p>0.509243</text:p>
          </table:table-cell>
          <table:table-cell office:value-type="float" office:value="0.520381328384" calcext:value-type="float">
            <text:p>0.520381</text:p>
          </table:table-cell>
          <table:table-cell table:formula="of:=AVERAGE([.B27:.U27])" office:value-type="float" office:value="0.4799213094896" calcext:value-type="float">
            <text:p>0.479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4127068" calcext:value-type="float">
            <text:p>0.404127</text:p>
          </table:table-cell>
          <table:table-cell office:value-type="float" office:value="0.379226864" calcext:value-type="float">
            <text:p>0.379227</text:p>
          </table:table-cell>
          <table:table-cell office:value-type="float" office:value="0.337522712" calcext:value-type="float">
            <text:p>0.337523</text:p>
          </table:table-cell>
          <table:table-cell office:value-type="float" office:value="0.347059708" calcext:value-type="float">
            <text:p>0.347060</text:p>
          </table:table-cell>
          <table:table-cell office:value-type="float" office:value="0.403203388" calcext:value-type="float">
            <text:p>0.403203</text:p>
          </table:table-cell>
          <table:table-cell office:value-type="float" office:value="0.382891464" calcext:value-type="float">
            <text:p>0.382891</text:p>
          </table:table-cell>
          <table:table-cell office:value-type="float" office:value="0.360292428" calcext:value-type="float">
            <text:p>0.360292</text:p>
          </table:table-cell>
          <table:table-cell office:value-type="float" office:value="0.381824212" calcext:value-type="float">
            <text:p>0.381824</text:p>
          </table:table-cell>
          <table:table-cell office:value-type="float" office:value="0.452110236" calcext:value-type="float">
            <text:p>0.452110</text:p>
          </table:table-cell>
          <table:table-cell office:value-type="float" office:value="0.362043404" calcext:value-type="float">
            <text:p>0.362043</text:p>
          </table:table-cell>
          <table:table-cell office:value-type="float" office:value="0.43586652" calcext:value-type="float">
            <text:p>0.435867</text:p>
          </table:table-cell>
          <table:table-cell office:value-type="float" office:value="0.335464512" calcext:value-type="float">
            <text:p>0.335465</text:p>
          </table:table-cell>
          <table:table-cell office:value-type="float" office:value="0.39222264" calcext:value-type="float">
            <text:p>0.392223</text:p>
          </table:table-cell>
          <table:table-cell office:value-type="float" office:value="0.4144261" calcext:value-type="float">
            <text:p>0.414426</text:p>
          </table:table-cell>
          <table:table-cell office:value-type="float" office:value="0.420867764" calcext:value-type="float">
            <text:p>0.420868</text:p>
          </table:table-cell>
          <table:table-cell office:value-type="float" office:value="0.382957728" calcext:value-type="float">
            <text:p>0.382958</text:p>
          </table:table-cell>
          <table:table-cell office:value-type="float" office:value="0.849671144" calcext:value-type="float">
            <text:p>0.849671</text:p>
          </table:table-cell>
          <table:table-cell office:value-type="float" office:value="0.400894051456" calcext:value-type="float">
            <text:p>0.400894</text:p>
          </table:table-cell>
          <table:table-cell office:value-type="float" office:value="0.448493354112" calcext:value-type="float">
            <text:p>0.448493</text:p>
          </table:table-cell>
          <table:table-cell office:value-type="float" office:value="0.359147056768" calcext:value-type="float">
            <text:p>0.359147</text:p>
          </table:table-cell>
          <table:table-cell table:formula="of:=AVERAGE([.B28:.U28])" office:value-type="float" office:value="0.4125156177168" calcext:value-type="float">
            <text:p>0.412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021058" calcext:value-type="float">
            <text:p>0.330211</text:p>
          </table:table-cell>
          <table:table-cell office:value-type="float" office:value="0.343120012" calcext:value-type="float">
            <text:p>0.343120</text:p>
          </table:table-cell>
          <table:table-cell office:value-type="float" office:value="0.46086612" calcext:value-type="float">
            <text:p>0.460866</text:p>
          </table:table-cell>
          <table:table-cell office:value-type="float" office:value="0.372030192" calcext:value-type="float">
            <text:p>0.372030</text:p>
          </table:table-cell>
          <table:table-cell office:value-type="float" office:value="0.342794716" calcext:value-type="float">
            <text:p>0.342795</text:p>
          </table:table-cell>
          <table:table-cell office:value-type="float" office:value="0.38394466" calcext:value-type="float">
            <text:p>0.383945</text:p>
          </table:table-cell>
          <table:table-cell office:value-type="float" office:value="0.331327028" calcext:value-type="float">
            <text:p>0.331327</text:p>
          </table:table-cell>
          <table:table-cell office:value-type="float" office:value="0.34320234" calcext:value-type="float">
            <text:p>0.343202</text:p>
          </table:table-cell>
          <table:table-cell office:value-type="float" office:value="0.356785456" calcext:value-type="float">
            <text:p>0.356785</text:p>
          </table:table-cell>
          <table:table-cell office:value-type="float" office:value="0.43933534" calcext:value-type="float">
            <text:p>0.439335</text:p>
          </table:table-cell>
          <table:table-cell office:value-type="float" office:value="0.336250644" calcext:value-type="float">
            <text:p>0.336251</text:p>
          </table:table-cell>
          <table:table-cell office:value-type="float" office:value="0.334973556" calcext:value-type="float">
            <text:p>0.334974</text:p>
          </table:table-cell>
          <table:table-cell office:value-type="float" office:value="0.34202766" calcext:value-type="float">
            <text:p>0.342028</text:p>
          </table:table-cell>
          <table:table-cell office:value-type="float" office:value="0.3100352" calcext:value-type="float">
            <text:p>0.310035</text:p>
          </table:table-cell>
          <table:table-cell office:value-type="float" office:value="1.068726876" calcext:value-type="float">
            <text:p>1.068727</text:p>
          </table:table-cell>
          <table:table-cell office:value-type="float" office:value="0.445548092" calcext:value-type="float">
            <text:p>0.445548</text:p>
          </table:table-cell>
          <table:table-cell office:value-type="float" office:value="0.34543122" calcext:value-type="float">
            <text:p>0.345431</text:p>
          </table:table-cell>
          <table:table-cell office:value-type="float" office:value="0.32756889536" calcext:value-type="float">
            <text:p>0.327569</text:p>
          </table:table-cell>
          <table:table-cell office:value-type="float" office:value="0.353931172352" calcext:value-type="float">
            <text:p>0.353931</text:p>
          </table:table-cell>
          <table:table-cell office:value-type="float" office:value="0.43582065728" calcext:value-type="float">
            <text:p>0.435821</text:p>
          </table:table-cell>
          <table:table-cell table:formula="of:=AVERAGE([.B29:.U29])" office:value-type="float" office:value="0.4001965208496" calcext:value-type="float">
            <text:p>0.400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8601532" calcext:value-type="float">
            <text:p>0.368602</text:p>
          </table:table-cell>
          <table:table-cell office:value-type="float" office:value="0.352144968" calcext:value-type="float">
            <text:p>0.352145</text:p>
          </table:table-cell>
          <table:table-cell office:value-type="float" office:value="0.36351828" calcext:value-type="float">
            <text:p>0.363518</text:p>
          </table:table-cell>
          <table:table-cell office:value-type="float" office:value="0.29504046" calcext:value-type="float">
            <text:p>0.295040</text:p>
          </table:table-cell>
          <table:table-cell office:value-type="float" office:value="0.336914288" calcext:value-type="float">
            <text:p>0.336914</text:p>
          </table:table-cell>
          <table:table-cell office:value-type="float" office:value="0.39646956" calcext:value-type="float">
            <text:p>0.396470</text:p>
          </table:table-cell>
          <table:table-cell office:value-type="float" office:value="0.318332256" calcext:value-type="float">
            <text:p>0.318332</text:p>
          </table:table-cell>
          <table:table-cell office:value-type="float" office:value="0.359348668" calcext:value-type="float">
            <text:p>0.359349</text:p>
          </table:table-cell>
          <table:table-cell office:value-type="float" office:value="0.349927132" calcext:value-type="float">
            <text:p>0.349927</text:p>
          </table:table-cell>
          <table:table-cell office:value-type="float" office:value="0.346955292" calcext:value-type="float">
            <text:p>0.346955</text:p>
          </table:table-cell>
          <table:table-cell office:value-type="float" office:value="0.325528928" calcext:value-type="float">
            <text:p>0.325529</text:p>
          </table:table-cell>
          <table:table-cell office:value-type="float" office:value="0.38808114" calcext:value-type="float">
            <text:p>0.388081</text:p>
          </table:table-cell>
          <table:table-cell office:value-type="float" office:value="0.367922828" calcext:value-type="float">
            <text:p>0.367923</text:p>
          </table:table-cell>
          <table:table-cell office:value-type="float" office:value="0.334669344" calcext:value-type="float">
            <text:p>0.334669</text:p>
          </table:table-cell>
          <table:table-cell office:value-type="float" office:value="0.316328272" calcext:value-type="float">
            <text:p>0.316328</text:p>
          </table:table-cell>
          <table:table-cell office:value-type="float" office:value="0.306373612" calcext:value-type="float">
            <text:p>0.306374</text:p>
          </table:table-cell>
          <table:table-cell office:value-type="float" office:value="0.362073524" calcext:value-type="float">
            <text:p>0.362074</text:p>
          </table:table-cell>
          <table:table-cell office:value-type="float" office:value="0.365652719744" calcext:value-type="float">
            <text:p>0.365653</text:p>
          </table:table-cell>
          <table:table-cell office:value-type="float" office:value="0.347127714944" calcext:value-type="float">
            <text:p>0.347128</text:p>
          </table:table-cell>
          <table:table-cell office:value-type="float" office:value="0.344179649664" calcext:value-type="float">
            <text:p>0.344180</text:p>
          </table:table-cell>
          <table:table-cell table:formula="of:=AVERAGE([.B30:.U30])" office:value-type="float" office:value="0.3472595084176" calcext:value-type="float">
            <text:p>0.3472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192208" calcext:value-type="float">
            <text:p>0.351922</text:p>
          </table:table-cell>
          <table:table-cell office:value-type="float" office:value="0.369141684" calcext:value-type="float">
            <text:p>0.369142</text:p>
          </table:table-cell>
          <table:table-cell office:value-type="float" office:value="0.36783046" calcext:value-type="float">
            <text:p>0.367830</text:p>
          </table:table-cell>
          <table:table-cell office:value-type="float" office:value="0.301702" calcext:value-type="float">
            <text:p>0.301702</text:p>
          </table:table-cell>
          <table:table-cell office:value-type="float" office:value="0.375218896" calcext:value-type="float">
            <text:p>0.375219</text:p>
          </table:table-cell>
          <table:table-cell office:value-type="float" office:value="0.344257544" calcext:value-type="float">
            <text:p>0.344258</text:p>
          </table:table-cell>
          <table:table-cell office:value-type="float" office:value="0.335023756" calcext:value-type="float">
            <text:p>0.335024</text:p>
          </table:table-cell>
          <table:table-cell office:value-type="float" office:value="0.335046848" calcext:value-type="float">
            <text:p>0.335047</text:p>
          </table:table-cell>
          <table:table-cell office:value-type="float" office:value="0.394041888" calcext:value-type="float">
            <text:p>0.394042</text:p>
          </table:table-cell>
          <table:table-cell office:value-type="float" office:value="0.355433068" calcext:value-type="float">
            <text:p>0.355433</text:p>
          </table:table-cell>
          <table:table-cell office:value-type="float" office:value="0.347115932" calcext:value-type="float">
            <text:p>0.347116</text:p>
          </table:table-cell>
          <table:table-cell office:value-type="float" office:value="0.34948738" calcext:value-type="float">
            <text:p>0.349487</text:p>
          </table:table-cell>
          <table:table-cell office:value-type="float" office:value="0.369445896" calcext:value-type="float">
            <text:p>0.369446</text:p>
          </table:table-cell>
          <table:table-cell office:value-type="float" office:value="0.375198816" calcext:value-type="float">
            <text:p>0.375199</text:p>
          </table:table-cell>
          <table:table-cell office:value-type="float" office:value="0.416119848" calcext:value-type="float">
            <text:p>0.416120</text:p>
          </table:table-cell>
          <table:table-cell office:value-type="float" office:value="0.313827308" calcext:value-type="float">
            <text:p>0.313827</text:p>
          </table:table-cell>
          <table:table-cell office:value-type="float" office:value="0.346854892" calcext:value-type="float">
            <text:p>0.346855</text:p>
          </table:table-cell>
          <table:table-cell office:value-type="float" office:value="0.34910670336" calcext:value-type="float">
            <text:p>0.349107</text:p>
          </table:table-cell>
          <table:table-cell office:value-type="float" office:value="0.390889552896" calcext:value-type="float">
            <text:p>0.390890</text:p>
          </table:table-cell>
          <table:table-cell office:value-type="float" office:value="0.352589603456" calcext:value-type="float">
            <text:p>0.352590</text:p>
          </table:table-cell>
          <table:table-cell table:formula="of:=AVERAGE([.B31:.U31])" office:value-type="float" office:value="0.3570127077856" calcext:value-type="float">
            <text:p>0.357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0903224" calcext:value-type="float">
            <text:p>0.400903</text:p>
          </table:table-cell>
          <table:table-cell office:value-type="float" office:value="0.367008184" calcext:value-type="float">
            <text:p>0.367008</text:p>
          </table:table-cell>
          <table:table-cell office:value-type="float" office:value="0.39643442" calcext:value-type="float">
            <text:p>0.396434</text:p>
          </table:table-cell>
          <table:table-cell office:value-type="float" office:value="0.3504964" calcext:value-type="float">
            <text:p>0.350496</text:p>
          </table:table-cell>
          <table:table-cell office:value-type="float" office:value="0.397557896" calcext:value-type="float">
            <text:p>0.397558</text:p>
          </table:table-cell>
          <table:table-cell office:value-type="float" office:value="0.36351828" calcext:value-type="float">
            <text:p>0.363518</text:p>
          </table:table-cell>
          <table:table-cell office:value-type="float" office:value="0.383470772" calcext:value-type="float">
            <text:p>0.383471</text:p>
          </table:table-cell>
          <table:table-cell office:value-type="float" office:value="0.337572912" calcext:value-type="float">
            <text:p>0.337573</text:p>
          </table:table-cell>
          <table:table-cell office:value-type="float" office:value="0.38913534" calcext:value-type="float">
            <text:p>0.389135</text:p>
          </table:table-cell>
          <table:table-cell office:value-type="float" office:value="0.439888544" calcext:value-type="float">
            <text:p>0.439889</text:p>
          </table:table-cell>
          <table:table-cell office:value-type="float" office:value="0.383039052" calcext:value-type="float">
            <text:p>0.383039</text:p>
          </table:table-cell>
          <table:table-cell office:value-type="float" office:value="0.41697124" calcext:value-type="float">
            <text:p>0.416971</text:p>
          </table:table-cell>
          <table:table-cell office:value-type="float" office:value="0.315196764" calcext:value-type="float">
            <text:p>0.315197</text:p>
          </table:table-cell>
          <table:table-cell office:value-type="float" office:value="0.467656172" calcext:value-type="float">
            <text:p>0.467656</text:p>
          </table:table-cell>
          <table:table-cell office:value-type="float" office:value="0.395137252" calcext:value-type="float">
            <text:p>0.395137</text:p>
          </table:table-cell>
          <table:table-cell office:value-type="float" office:value="0.32544158" calcext:value-type="float">
            <text:p>0.325442</text:p>
          </table:table-cell>
          <table:table-cell office:value-type="float" office:value="0.437298224" calcext:value-type="float">
            <text:p>0.437298</text:p>
          </table:table-cell>
          <table:table-cell office:value-type="float" office:value="0.397695998208" calcext:value-type="float">
            <text:p>0.397696</text:p>
          </table:table-cell>
          <table:table-cell office:value-type="float" office:value="0.38602225728" calcext:value-type="float">
            <text:p>0.386022</text:p>
          </table:table-cell>
          <table:table-cell office:value-type="float" office:value="0.436369435648" calcext:value-type="float">
            <text:p>0.436369</text:p>
          </table:table-cell>
          <table:table-cell table:formula="of:=AVERAGE([.B32:.U32])" office:value-type="float" office:value="0.3893406973568" calcext:value-type="float">
            <text:p>0.389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7835524" calcext:value-type="float">
            <text:p>0.427836</text:p>
          </table:table-cell>
          <table:table-cell office:value-type="float" office:value="0.44668462" calcext:value-type="float">
            <text:p>0.446685</text:p>
          </table:table-cell>
          <table:table-cell office:value-type="float" office:value="0.39378888" calcext:value-type="float">
            <text:p>0.393789</text:p>
          </table:table-cell>
          <table:table-cell office:value-type="float" office:value="0.368344508" calcext:value-type="float">
            <text:p>0.368345</text:p>
          </table:table-cell>
          <table:table-cell office:value-type="float" office:value="0.444464776" calcext:value-type="float">
            <text:p>0.444465</text:p>
          </table:table-cell>
          <table:table-cell office:value-type="float" office:value="0.46418434" calcext:value-type="float">
            <text:p>0.464184</text:p>
          </table:table-cell>
          <table:table-cell office:value-type="float" office:value="0.424916896" calcext:value-type="float">
            <text:p>0.424917</text:p>
          </table:table-cell>
          <table:table-cell office:value-type="float" office:value="0.411984372" calcext:value-type="float">
            <text:p>0.411984</text:p>
          </table:table-cell>
          <table:table-cell office:value-type="float" office:value="0.496711932" calcext:value-type="float">
            <text:p>0.496712</text:p>
          </table:table-cell>
          <table:table-cell office:value-type="float" office:value="0.446455708" calcext:value-type="float">
            <text:p>0.446456</text:p>
          </table:table-cell>
          <table:table-cell office:value-type="float" office:value="0.441068244" calcext:value-type="float">
            <text:p>0.441068</text:p>
          </table:table-cell>
          <table:table-cell office:value-type="float" office:value="0.460643232" calcext:value-type="float">
            <text:p>0.460643</text:p>
          </table:table-cell>
          <table:table-cell office:value-type="float" office:value="0.3322738" calcext:value-type="float">
            <text:p>0.332274</text:p>
          </table:table-cell>
          <table:table-cell office:value-type="float" office:value="0.399604048" calcext:value-type="float">
            <text:p>0.399604</text:p>
          </table:table-cell>
          <table:table-cell office:value-type="float" office:value="0.36043098" calcext:value-type="float">
            <text:p>0.360431</text:p>
          </table:table-cell>
          <table:table-cell office:value-type="float" office:value="0.318007964" calcext:value-type="float">
            <text:p>0.318008</text:p>
          </table:table-cell>
          <table:table-cell office:value-type="float" office:value="0.381249924" calcext:value-type="float">
            <text:p>0.381250</text:p>
          </table:table-cell>
          <table:table-cell office:value-type="float" office:value="0.424412839808" calcext:value-type="float">
            <text:p>0.424413</text:p>
          </table:table-cell>
          <table:table-cell office:value-type="float" office:value="0.492738236544" calcext:value-type="float">
            <text:p>0.492738</text:p>
          </table:table-cell>
          <table:table-cell office:value-type="float" office:value="0.442884062336" calcext:value-type="float">
            <text:p>0.442884</text:p>
          </table:table-cell>
          <table:table-cell table:formula="of:=AVERAGE([.B33:.U33])" office:value-type="float" office:value="0.4189342443344" calcext:value-type="float">
            <text:p>0.418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1978072" calcext:value-type="float">
            <text:p>0.491978</text:p>
          </table:table-cell>
          <table:table-cell office:value-type="float" office:value="0.462700428" calcext:value-type="float">
            <text:p>0.462700</text:p>
          </table:table-cell>
          <table:table-cell office:value-type="float" office:value="0.464034744" calcext:value-type="float">
            <text:p>0.464035</text:p>
          </table:table-cell>
          <table:table-cell office:value-type="float" office:value="0.418037488" calcext:value-type="float">
            <text:p>0.418037</text:p>
          </table:table-cell>
          <table:table-cell office:value-type="float" office:value="0.543976236" calcext:value-type="float">
            <text:p>0.543976</text:p>
          </table:table-cell>
          <table:table-cell office:value-type="float" office:value="0.444354336" calcext:value-type="float">
            <text:p>0.444354</text:p>
          </table:table-cell>
          <table:table-cell office:value-type="float" office:value="0.449834168" calcext:value-type="float">
            <text:p>0.449834</text:p>
          </table:table-cell>
          <table:table-cell office:value-type="float" office:value="0.464147192" calcext:value-type="float">
            <text:p>0.464147</text:p>
          </table:table-cell>
          <table:table-cell office:value-type="float" office:value="0.44944562" calcext:value-type="float">
            <text:p>0.449446</text:p>
          </table:table-cell>
          <table:table-cell office:value-type="float" office:value="0.499828348" calcext:value-type="float">
            <text:p>0.499828</text:p>
          </table:table-cell>
          <table:table-cell office:value-type="float" office:value="0.458694468" calcext:value-type="float">
            <text:p>0.458694</text:p>
          </table:table-cell>
          <table:table-cell office:value-type="float" office:value="0.506217804" calcext:value-type="float">
            <text:p>0.506218</text:p>
          </table:table-cell>
          <table:table-cell office:value-type="float" office:value="0.334933396" calcext:value-type="float">
            <text:p>0.334933</text:p>
          </table:table-cell>
          <table:table-cell office:value-type="float" office:value="0.45680996" calcext:value-type="float">
            <text:p>0.456810</text:p>
          </table:table-cell>
          <table:table-cell office:value-type="float" office:value="0.44616756" calcext:value-type="float">
            <text:p>0.446168</text:p>
          </table:table-cell>
          <table:table-cell office:value-type="float" office:value="0.346782604" calcext:value-type="float">
            <text:p>0.346783</text:p>
          </table:table-cell>
          <table:table-cell office:value-type="float" office:value="0.473311704" calcext:value-type="float">
            <text:p>0.473312</text:p>
          </table:table-cell>
          <table:table-cell office:value-type="float" office:value="0.488042247424" calcext:value-type="float">
            <text:p>0.488042</text:p>
          </table:table-cell>
          <table:table-cell office:value-type="float" office:value="0.44585005504" calcext:value-type="float">
            <text:p>0.445850</text:p>
          </table:table-cell>
          <table:table-cell office:value-type="float" office:value="0.495829721216" calcext:value-type="float">
            <text:p>0.495830</text:p>
          </table:table-cell>
          <table:table-cell table:formula="of:=AVERAGE([.B34:.U34])" office:value-type="float" office:value="0.457048807584" calcext:value-type="float">
            <text:p>0.457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929358" calcext:value-type="float">
            <text:p>0.539294</text:p>
          </table:table-cell>
          <table:table-cell office:value-type="float" office:value="0.52151274" calcext:value-type="float">
            <text:p>0.521513</text:p>
          </table:table-cell>
          <table:table-cell office:value-type="float" office:value="0.483399896" calcext:value-type="float">
            <text:p>0.483400</text:p>
          </table:table-cell>
          <table:table-cell office:value-type="float" office:value="0.432535248" calcext:value-type="float">
            <text:p>0.432535</text:p>
          </table:table-cell>
          <table:table-cell office:value-type="float" office:value="0.540099792" calcext:value-type="float">
            <text:p>0.540100</text:p>
          </table:table-cell>
          <table:table-cell office:value-type="float" office:value="0.487097628" calcext:value-type="float">
            <text:p>0.487098</text:p>
          </table:table-cell>
          <table:table-cell office:value-type="float" office:value="0.481069612" calcext:value-type="float">
            <text:p>0.481070</text:p>
          </table:table-cell>
          <table:table-cell office:value-type="float" office:value="0.479742324" calcext:value-type="float">
            <text:p>0.479742</text:p>
          </table:table-cell>
          <table:table-cell office:value-type="float" office:value="0.482342684" calcext:value-type="float">
            <text:p>0.482343</text:p>
          </table:table-cell>
          <table:table-cell office:value-type="float" office:value="0.543978244" calcext:value-type="float">
            <text:p>0.543978</text:p>
          </table:table-cell>
          <table:table-cell office:value-type="float" office:value="0.47346632" calcext:value-type="float">
            <text:p>0.473466</text:p>
          </table:table-cell>
          <table:table-cell office:value-type="float" office:value="0.521936428" calcext:value-type="float">
            <text:p>0.521936</text:p>
          </table:table-cell>
          <table:table-cell office:value-type="float" office:value="0.342485484" calcext:value-type="float">
            <text:p>0.342485</text:p>
          </table:table-cell>
          <table:table-cell office:value-type="float" office:value="0.489593572" calcext:value-type="float">
            <text:p>0.489594</text:p>
          </table:table-cell>
          <table:table-cell office:value-type="float" office:value="0.423750248" calcext:value-type="float">
            <text:p>0.423750</text:p>
          </table:table-cell>
          <table:table-cell office:value-type="float" office:value="0.343234468" calcext:value-type="float">
            <text:p>0.343234</text:p>
          </table:table-cell>
          <table:table-cell office:value-type="float" office:value="0.501345392" calcext:value-type="float">
            <text:p>0.501345</text:p>
          </table:table-cell>
          <table:table-cell office:value-type="float" office:value="0.53497923136" calcext:value-type="float">
            <text:p>0.534979</text:p>
          </table:table-cell>
          <table:table-cell office:value-type="float" office:value="0.478483942528" calcext:value-type="float">
            <text:p>0.478484</text:p>
          </table:table-cell>
          <table:table-cell office:value-type="float" office:value="0.539626418048" calcext:value-type="float">
            <text:p>0.539626</text:p>
          </table:table-cell>
          <table:table-cell table:formula="of:=AVERAGE([.B35:.U35])" office:value-type="float" office:value="0.4819986625968" calcext:value-type="float">
            <text:p>0.481999</text:p>
          </table:table-cell>
        </table:table-row>
        <table:table-row table:style-name="ro1" table:number-rows-repeated="2">
          <table:table-cell/>
          <table:table-cell table:style-name="ce2" table:number-columns-repeated="5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21:13:34.073495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0T21:19:53.891212305</dc:date>
    <meta:editing-duration>PT2H19M15S</meta:editing-duration>
    <meta:editing-cycles>11</meta:editing-cycles>
    <meta:generator>LibreOffice/6.0.7.3$Linux_X86_64 LibreOffice_project/00m0$Build-3</meta:generator>
    <meta:document-statistic meta:table-count="1" meta:cell-count="726" meta:object-count="0"/>
  </office:meta>
</office:document-meta>
</file>